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84" style:master-page-name="MasterPage2" style:family="paragraph" style:name="P48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6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66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67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6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50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69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70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71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7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parent-style-name="784" style:family="paragraph" style:name="P51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7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74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75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7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" style:name="ta1">
      <style:table-properties style:width="27.41cm" fo:margin-left="0cm" table:align="left"/>
    </style:style>
    <style:style style:family="table-column" style:name="co1">
      <style:table-column-properties style:column-width="3.101cm"/>
    </style:style>
    <style:style style:family="table-column" style:name="co2">
      <style:table-column-properties style:column-width="5.336cm"/>
    </style:style>
    <style:style style:family="table-column" style:name="co3">
      <style:table-column-properties style:column-width="6.913cm"/>
    </style:style>
    <style:style style:family="table-column" style:name="co4">
      <style:table-column-properties style:column-width="2.14cm"/>
    </style:style>
    <style:style style:family="table-column" style:name="co5">
      <style:table-column-properties style:column-width="9.924cm"/>
    </style:style>
    <style:style style:family="table-row" style:name="ro1">
      <style:table-row-properties style:min-row-height="0.6086cm"/>
    </style:style>
    <style:style style:family="table-cell" style:name="ce2">
      <style:table-cell-properties style:vertical-align="middle" style:direction="ltr" fo:background-color="#729fcf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84" style:family="paragraph" style:name="P52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77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78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79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3">
      <style:table-cell-properties style:vertical-align="middle"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53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80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81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82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83">
      <style:text-properties fo:color="#cc33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84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85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4">
      <style:table-cell-properties style:vertical-align="middle"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54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86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87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88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89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90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91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92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93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94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5">
      <style:table-cell-properties style:vertical-align="middle"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2" style:family="paragraph" style:name="P55">
      <style:paragraph-properties fo:text-align="left" fo:margin-top="0pt" fo:margin-bottom="0pt">
        <style:tab-stops/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95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96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97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9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6">
      <style:table-cell-properties style:vertical-align="middle"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56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99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100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101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102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03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04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05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10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parent-style-name="784" style:family="paragraph" style:name="P57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0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08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09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1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" style:name="ta2">
      <style:table-properties style:width="27.41cm" fo:margin-left="0cm" table:align="left"/>
    </style:style>
    <style:style style:family="table-column" style:name="co6">
      <style:table-column-properties style:column-width="4.498cm"/>
    </style:style>
    <style:style style:family="table-column" style:name="co7">
      <style:table-column-properties style:column-width="4.525cm"/>
    </style:style>
    <style:style style:family="table-column" style:name="co8">
      <style:table-column-properties style:column-width="6.313cm"/>
    </style:style>
    <style:style style:family="table-column" style:name="co9">
      <style:table-column-properties style:column-width="5.056cm"/>
    </style:style>
    <style:style style:family="table-column" style:name="co10">
      <style:table-column-properties style:column-width="7.021cm"/>
    </style:style>
    <style:style style:family="table-row" style:name="ro2">
      <style:table-row-properties/>
    </style:style>
    <style:style style:family="table-cell" style:name="ce8">
      <style:table-cell-properties style:direction="ltr" fo:background-color="#cccccc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58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11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12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1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9">
      <style:table-cell-properties style:direction="ltr" fo:background-color="#cccccc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59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14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15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1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10">
      <style:table-cell-properties style:direction="ltr" fo:background-color="#cccccc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60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17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18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19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2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11">
      <style:table-cell-properties style:direction="ltr" fo:background-color="#cccccc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61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21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22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2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12">
      <style:table-cell-properties style:direction="ltr" fo:background-color="#cccccc" fo:border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62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24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25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2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3">
      <style:table-row-properties style:min-row-height="0.01058cm"/>
    </style:style>
    <style:style style:family="table-cell" style:name="ce1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2" style:family="paragraph" style:name="P63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2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28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29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3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4">
      <style:table-row-properties style:min-row-height="0.01058cm"/>
    </style:style>
    <style:style style:family="table-cell" style:name="ce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64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3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32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33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3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1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65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3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36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37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3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1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66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3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40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41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4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1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67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43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44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4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1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68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46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47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4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5">
      <style:table-row-properties style:row-height="1cm"/>
    </style:style>
    <style:style style:family="table-cell" style:name="ce1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69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49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50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151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2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70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52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53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5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6">
      <style:table-row-properties style:min-row-height="0.01058cm"/>
    </style:style>
    <style:style style:family="table-cell" style:name="ce2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71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5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56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57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15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72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5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60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61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6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73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6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64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65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16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74">
      <style:paragraph-properties fo:text-align="center" fo:margin-left="0cm" fo:margin-right="0cm" fo:text-indent="0cm" fo:margin-top="1.4pt" fo:margin-bottom="1.4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67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168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169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" style:name="ta3">
      <style:table-properties style:width="27.41cm" fo:margin-left="0cm" table:align="left"/>
    </style:style>
    <style:style style:family="table-column" style:name="co11">
      <style:table-column-properties style:column-width="20.01cm"/>
    </style:style>
    <style:style style:family="table-column" style:name="co12">
      <style:table-column-properties style:column-width="7.402cm"/>
    </style:style>
    <style:style style:family="table-row" style:name="ro7">
      <style:table-row-properties/>
    </style:style>
    <style:style style:family="table-cell" style:name="ce23">
      <style:table-cell-properties style:direction="ltr" fo:border="none" loext:writing-mode="lr-tb" fo:padding-top="0.09702cm" fo:padding-bottom="0.09702cm" fo:padding-left="0.09702cm" fo:padding-right="0.09702cm" fo:wrap-option="wrap"/>
    </style:style>
    <style:style style:family="table" style:name="ta4">
      <style:table-properties style:width="19.71cm" fo:margin-left="0cm" table:align="left"/>
    </style:style>
    <style:style style:family="table-column" style:name="co13">
      <style:table-column-properties style:column-width="2.083cm"/>
    </style:style>
    <style:style style:family="table-column" style:name="co14">
      <style:table-column-properties style:column-width="1.621cm"/>
    </style:style>
    <style:style style:family="table-column" style:name="co15">
      <style:table-column-properties style:column-width="3.507cm"/>
    </style:style>
    <style:style style:family="table-column" style:name="co16">
      <style:table-column-properties style:column-width="2.083cm"/>
    </style:style>
    <style:style style:family="table-column" style:name="co17">
      <style:table-column-properties style:column-width="10.42cm"/>
    </style:style>
    <style:style style:family="table-row" style:name="ro8">
      <style:table-row-properties/>
    </style:style>
    <style:style style:family="table-cell" style:name="ce25">
      <style:table-cell-properties style:vertical-align="bottom" style:direction="ltr" fo:background-color="#729fcf" fo:border-top="0.00882cm solid #000000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75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70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171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17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26">
      <style:table-cell-properties style:vertical-align="middle" style:direction="ltr" fo:background-color="#729fcf" fo:border-top="0.00882cm solid #000000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90" style:family="paragraph" style:name="P76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73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174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175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27">
      <style:table-cell-properties style:vertical-align="middle" style:direction="ltr" fo:background-color="#729fcf" fo:border-top="0.00882cm solid #000000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77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7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77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178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17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28">
      <style:table-cell-properties style:vertical-align="middle" style:direction="ltr" fo:background-color="#729fcf" fo:border="0.00882cm solid #000000" loext:writing-mode="lr-tb" fo:padding-top="0.1005cm" fo:padding-bottom="0.1005cm" fo:padding-left="0.1005cm" fo:padding-right="0.1005cm" fo:wrap-option="wrap"/>
    </style:style>
    <style:style style:parent-style-name="784" style:family="paragraph" style:name="P78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8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81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182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18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29">
      <style:table-cell-properties style:vertical-align="middle" style:direction="ltr" fo:background-color="#729fcf" fo:border="0.00882cm solid #000000" loext:writing-mode="lr-tb" fo:padding-top="0.1005cm" fo:padding-bottom="0.1005cm" fo:padding-left="0.1005cm" fo:padding-right="0.1005cm" fo:wrap-option="wrap"/>
    </style:style>
    <style:style style:parent-style-name="784" style:family="paragraph" style:name="P79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8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85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186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18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9">
      <style:table-row-properties/>
    </style:style>
    <style:style style:family="table-cell" style:name="ce30">
      <style:table-cell-properties style:vertical-align="bottom" style:direction="ltr" fo:background-color="#729fcf" fo:border-top="0.00882cm solid #000000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family="paragraph" style:name="P80">
      <style:paragraph-properties/>
      <style:text-properties/>
    </style:style>
    <style:style style:family="table-cell" style:name="ce31">
      <style:table-cell-properties style:direction="ltr" fo:background-color="#ffcc00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81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88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89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190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191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32">
      <style:table-cell-properties style:direction="ltr" fo:background-color="#cccccc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82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9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193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194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19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33">
      <style:table-cell-properties style:direction="ltr" fo:background-color="#cccccc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4" style:family="paragraph" style:name="P83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9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197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198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199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34">
      <style:table-cell-properties style:direction="ltr" fo:background-color="#cccccc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4" style:family="paragraph" style:name="P84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0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01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202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20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10">
      <style:table-row-properties/>
    </style:style>
    <style:style style:family="table-cell" style:name="ce35">
      <style:table-cell-properties style:direction="ltr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85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0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05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206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20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36">
      <style:table-cell-properties style:direction="ltr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2" style:family="paragraph" style:name="P86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ext" style:name="T208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09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10"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able-cell" style:name="ce37">
      <style:table-cell-properties style:direction="ltr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2" style:family="paragraph" style:name="P87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ext" style:name="T211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12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13"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able-cell" style:name="ce38">
      <style:table-cell-properties style:direction="ltr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2" style:family="paragraph" style:name="P88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ext" style:name="T214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15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16"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able-row" style:name="ro11">
      <style:table-row-properties/>
    </style:style>
    <style:style style:family="table-cell" style:name="ce39">
      <style:table-cell-properties style:direction="ltr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89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1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18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19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2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40">
      <style:table-cell-properties style:direction="ltr" fo:background-color="#cccccc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90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21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22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223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224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41">
      <style:table-cell-properties style:direction="ltr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91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2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26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27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2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42">
      <style:table-cell-properties style:direction="ltr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4" style:family="paragraph" style:name="P92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29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30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231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23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43">
      <style:table-cell-properties style:direction="ltr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4" style:family="paragraph" style:name="P93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3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34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35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3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12">
      <style:table-row-properties/>
    </style:style>
    <style:style style:family="table-cell" style:name="ce44">
      <style:table-cell-properties style:direction="ltr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4" style:family="paragraph" style:name="P94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3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38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239">
      <style:text-properties fo:color="#000000" fo:font-family="Courier 10 Pitch" style:font-family-complex="Courier 10 Pitch" fo:font-size="9pt" style:font-size-complex="9pt" fo:language="en" style:language-complex="hi" fo:country="US" style:country-complex="IN" fo:font-weight="normal"/>
    </style:style>
    <style:style style:family="text" style:name="T24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45">
      <style:table-cell-properties style:direction="ltr" fo:border-top="none" fo:border-bottom="0.00882cm solid #000000" fo:border-left="0.00882cm solid #000000" fo:border-right="none" loext:writing-mode="lr-tb" fo:padding-top="0.1005cm" fo:padding-bottom="0.1005cm" fo:padding-left="0.1005cm" fo:padding-right="0.1005cm" fo:wrap-option="wrap"/>
    </style:style>
    <style:style style:parent-style-name="782" style:family="paragraph" style:name="P95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ext" style:name="T241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42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43"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able-cell" style:name="ce46">
      <style:table-cell-properties style:direction="ltr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2" style:family="paragraph" style:name="P96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ext" style:name="T244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45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46"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able-cell" style:name="ce47">
      <style:table-cell-properties style:direction="ltr" fo:border-top="none" fo:border-bottom="0.00882cm solid #000000" fo:border-left="0.00882cm solid #000000" fo:border-right="0.00882cm solid #000000" loext:writing-mode="lr-tb" fo:padding-top="0.1005cm" fo:padding-bottom="0.1005cm" fo:padding-left="0.1005cm" fo:padding-right="0.1005cm" fo:wrap-option="wrap"/>
    </style:style>
    <style:style style:parent-style-name="782" style:family="paragraph" style:name="P97">
      <style:paragraph-properties/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family="text" style:name="T247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48">
      <style:text-properties fo:color="#000000" fo:font-family="Courier 10 Pitch" style:font-family-complex="Courier 10 Pitch" fo:font-size="10pt" style:font-size-complex="12pt" fo:language="en" style:language-complex="hi" fo:country="US" style:country-complex="IN"/>
    </style:style>
    <style:style style:family="text" style:name="T249">
      <style:text-properties fo:color="#000000" fo:font-family="Arial" style:font-family-complex="Arial" fo:font-size="10pt" style:font-size-complex="12pt" fo:language="en" style:language-complex="hi" fo:country="US" style:country-complex="IN"/>
    </style:style>
    <style:style style:parent-style-name="790" style:family="paragraph" style:name="P98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50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51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5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48">
      <style:table-cell-properties style:direction="ltr" fo:border="none" loext:writing-mode="lr-tb" fo:padding-top="0.09702cm" fo:padding-bottom="0.09702cm" fo:padding-left="0.09702cm" fo:padding-right="0.09702cm" fo:wrap-option="wrap"/>
    </style:style>
    <style:style style:family="table" style:name="ta5">
      <style:table-properties style:width="7.209cm" fo:margin-left="0cm" table:align="left"/>
    </style:style>
    <style:style style:family="table-column" style:name="co18">
      <style:table-column-properties style:column-width="5.288cm"/>
    </style:style>
    <style:style style:family="table-column" style:name="co19">
      <style:table-column-properties style:column-width="1.921cm"/>
    </style:style>
    <style:style style:family="table-row" style:name="ro13">
      <style:table-row-properties/>
    </style:style>
    <style:style style:family="table-cell" style:name="ce50">
      <style:table-cell-properties style:direction="ltr" fo:background-color="#729fcf" fo:border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99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5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54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55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5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14">
      <style:table-row-properties/>
    </style:style>
    <style:style style:family="table-cell" style:name="ce51">
      <style:table-cell-properties style:direction="ltr" fo:background-color="#729fcf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00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57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58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59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60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61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6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52">
      <style:table-cell-properties style:direction="ltr" fo:background-color="#729fcf" fo:border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101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63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64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265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15">
      <style:table-row-properties/>
    </style:style>
    <style:style style:family="table-cell" style:name="ce5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02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6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67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68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6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16">
      <style:table-row-properties/>
    </style:style>
    <style:style style:family="table-cell" style:name="ce5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84" style:family="paragraph" style:name="P103">
      <style:paragraph-properties fo:text-align="left" fo:margin-top="1.4pt" fo:margin-bottom="1.4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7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71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72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27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5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04">
      <style:paragraph-properties fo:text-align="center" fo:margin-top="1.4pt" fo:margin-bottom="1.4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74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75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276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277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17">
      <style:table-row-properties/>
    </style:style>
    <style:style style:family="table-cell" style:name="ce5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05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7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79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80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8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18">
      <style:table-row-properties style:row-height="0.4004cm"/>
    </style:style>
    <style:style style:family="table-cell" style:name="ce57">
      <style:table-cell-properties style:direction="ltr" fo:border-top="none" fo:border-bottom="0.00882cm solid #000000" fo:border-left="none" fo:border-right="none" loext:writing-mode="lr-tb" fo:padding-top="0.09702cm" fo:padding-bottom="0.09702cm" fo:padding-left="0.09702cm" fo:padding-right="0.09702cm" fo:wrap-option="wrap"/>
    </style:style>
    <style:style style:parent-style-name="784" style:family="paragraph" style:name="P106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82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83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8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19">
      <style:table-row-properties/>
    </style:style>
    <style:style style:family="table-cell" style:name="ce5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07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8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286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87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28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" style:name="ta6">
      <style:table-properties style:width="7.209cm" fo:margin-left="0cm" table:align="left"/>
    </style:style>
    <style:style style:family="table-column" style:name="co20">
      <style:table-column-properties style:column-width="5.294cm"/>
    </style:style>
    <style:style style:family="table-column" style:name="co21">
      <style:table-column-properties style:column-width="1.916cm"/>
    </style:style>
    <style:style style:family="table-row" style:name="ro20">
      <style:table-row-properties/>
    </style:style>
    <style:style style:family="table-cell" style:name="ce60">
      <style:table-cell-properties style:direction="ltr" fo:background-color="#729fcf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08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89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0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1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2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3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4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5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6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7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298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61">
      <style:table-cell-properties style:direction="ltr" fo:background-color="#729fcf" fo:border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109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299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300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301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21">
      <style:table-row-properties/>
    </style:style>
    <style:style style:family="table-cell" style:name="ce6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10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0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03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304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30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22">
      <style:table-row-properties/>
    </style:style>
    <style:style style:family="table-cell" style:name="ce6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84" style:family="paragraph" style:name="P111">
      <style:paragraph-properties fo:text-align="left" fo:margin-top="1.4pt" fo:margin-bottom="1.4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0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07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308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normal"/>
    </style:style>
    <style:style style:family="text" style:name="T30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6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12">
      <style:paragraph-properties fo:text-align="center" fo:margin-top="1.4pt" fo:margin-bottom="1.4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1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11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312">
      <style:text-properties fo:color="#000000" fo:font-family="Courier 10 Pitch" style:font-family-complex="Courier 10 Pitch" fo:font-size="13pt" style:font-size-complex="13pt" fo:language="en" style:language-complex="hi" fo:country="US" style:country-complex="IN" fo:font-weight="bold"/>
    </style:style>
    <style:style style:family="text" style:name="T31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23">
      <style:table-row-properties/>
    </style:style>
    <style:style style:family="table-cell" style:name="ce6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13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1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15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316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31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14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18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319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32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parent-style-name="784" style:family="paragraph" style:name="P115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2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22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23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2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16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25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26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2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master-page-name="MasterPage3" style:family="paragraph" style:name="P117">
      <style:paragraph-properties fo:text-align="left" fo:margin-top="0pt" fo:margin-bottom="0pt" fo:break-before="page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36">
      <style:text-properties fo:color="#000000" fo:font-family="Verdana" style:font-family-complex="Verdana" fo:font-size="6pt" style:font-size-complex="6pt" fo:language="en" style:language-complex="hi" fo:country="US" style:country-complex="IN" fo:font-weight="normal"/>
    </style:style>
    <style:style style:family="text" style:name="T337">
      <style:text-properties fo:color="#000000" fo:font-family="Verdana" style:font-family-complex="Verdana" fo:font-size="6pt" style:font-size-complex="6pt" fo:language="en" style:language-complex="hi" fo:country="US" style:country-complex="IN" fo:font-weight="normal"/>
    </style:style>
    <style:style style:family="text" style:name="T33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20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3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40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41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4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21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4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44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45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46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47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48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4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22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5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51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52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5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" style:name="ta7">
      <style:table-properties style:width="27.41cm" fo:margin-left="0cm" table:align="left"/>
    </style:style>
    <style:style style:family="table-column" style:name="co22">
      <style:table-column-properties style:column-width="3.101cm"/>
    </style:style>
    <style:style style:family="table-column" style:name="co23">
      <style:table-column-properties style:column-width="5.336cm"/>
    </style:style>
    <style:style style:family="table-column" style:name="co24">
      <style:table-column-properties style:column-width="6.913cm"/>
    </style:style>
    <style:style style:family="table-column" style:name="co25">
      <style:table-column-properties style:column-width="2.14cm"/>
    </style:style>
    <style:style style:family="table-column" style:name="co26">
      <style:table-column-properties style:column-width="9.924cm"/>
    </style:style>
    <style:style style:family="table-row" style:name="ro24">
      <style:table-row-properties style:min-row-height="0.6086cm"/>
    </style:style>
    <style:style style:family="table-cell" style:name="ce67">
      <style:table-cell-properties style:vertical-align="middle" style:direction="ltr" fo:background-color="#729fcf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84" style:family="paragraph" style:name="P123">
      <style:paragraph-properties fo:text-align="center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54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355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35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68">
      <style:table-cell-properties style:vertical-align="middle"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24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57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58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59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60">
      <style:text-properties fo:color="#cc33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61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6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69">
      <style:table-cell-properties style:vertical-align="middle"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25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63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64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65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66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67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68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69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70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71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70">
      <style:table-cell-properties style:vertical-align="middle"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2" style:family="paragraph" style:name="P126">
      <style:paragraph-properties fo:text-align="left" fo:margin-top="0pt" fo:margin-bottom="0pt">
        <style:tab-stops/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372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373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374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37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71">
      <style:table-cell-properties style:vertical-align="middle"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127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76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77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78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79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80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81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382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38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" style:name="ta8">
      <style:table-properties style:width="27.41cm" fo:margin-left="0cm" table:align="left"/>
    </style:style>
    <style:style style:family="table-column" style:name="co27">
      <style:table-column-properties style:column-width="1.108cm"/>
    </style:style>
    <style:style style:family="table-column" style:name="co28">
      <style:table-column-properties style:column-width="2.38cm"/>
    </style:style>
    <style:style style:family="table-column" style:name="co29">
      <style:table-column-properties style:column-width="6.297cm"/>
    </style:style>
    <style:style style:family="table-column" style:name="co30">
      <style:table-column-properties style:column-width="3.916cm"/>
    </style:style>
    <style:style style:family="table-column" style:name="co31">
      <style:table-column-properties style:column-width="2.489cm"/>
    </style:style>
    <style:style style:family="table-column" style:name="co32">
      <style:table-column-properties style:column-width="4.1cm"/>
    </style:style>
    <style:style style:family="table-column" style:name="co33">
      <style:table-column-properties style:column-width="1.607cm"/>
    </style:style>
    <style:style style:family="table-column" style:name="co34">
      <style:table-column-properties style:column-width="1.568cm"/>
    </style:style>
    <style:style style:family="table-column" style:name="co35">
      <style:table-column-properties style:column-width="1.937cm"/>
    </style:style>
    <style:style style:family="table-column" style:name="co36">
      <style:table-column-properties style:column-width="2.013cm"/>
    </style:style>
    <style:style style:family="table-row" style:name="ro25">
      <style:table-row-properties style:min-row-height="0.01058cm"/>
    </style:style>
    <style:style style:family="table-cell" style:name="ce73">
      <style:table-cell-properties style:vertical-align="middle" style:direction="ltr" fo:background-color="#cccccc" fo:border="0.00882cm solid #000000" loext:writing-mode="lr-tb" fo:padding-top="0cm" fo:padding-bottom="0cm" fo:padding-left="0cm" fo:padding-right="0cm" fo:wrap-option="wrap"/>
    </style:style>
    <style:style style:parent-style-name="792" style:family="paragraph" style:name="P128">
      <style:paragraph-properties fo:text-align="center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84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385">
      <style:text-properties fo:color="#000000" fo:font-family="Verdana" style:font-family-complex="Verdana" fo:font-size="9pt" style:font-size-complex="9pt" fo:language="en" style:language-complex="hi" fo:country="US" style:country-complex="IN" fo:font-weight="bold"/>
    </style:style>
    <style:style style:family="text" style:name="T38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26">
      <style:table-row-properties/>
    </style:style>
    <style:style style:family="table-cell" style:name="ce74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29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87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88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89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9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75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30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91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92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9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76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31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94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95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9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77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32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397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98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399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0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78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33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01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02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0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79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34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04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05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0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80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35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07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08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09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1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81">
      <style:table-cell-properties style:direction="ltr" fo:background-color="#cccccc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0" style:family="paragraph" style:name="P136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11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12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1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82">
      <style:table-cell-properties style:direction="ltr" fo:background-color="#cccccc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0" style:family="paragraph" style:name="P137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14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15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41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27">
      <style:table-row-properties/>
    </style:style>
    <style:style style:family="table-cell" style:name="ce8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2" style:family="paragraph" style:name="P138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1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18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19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2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28">
      <style:table-row-properties/>
    </style:style>
    <style:style style:family="table-cell" style:name="ce84">
      <style:table-cell-properties style:vertical-align="middle"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92" style:family="paragraph" style:name="P139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2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22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23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2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29">
      <style:table-row-properties/>
    </style:style>
    <style:style style:family="table-cell" style:name="ce85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0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2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26">
      <style:text-properties fo:color="#000000" fo:font-family="Verdana" style:font-family-complex="Verdana" fo:font-size="11pt" style:font-size-complex="11pt" fo:language="en" style:language-complex="hi" fo:country="US" style:country-complex="IN" fo:font-weight="normal"/>
    </style:style>
    <style:style style:family="text" style:name="T427">
      <style:text-properties fo:color="#000000" fo:font-family="Verdana" style:font-family-complex="Verdana" fo:font-size="11pt" style:font-size-complex="11pt" fo:language="en" style:language-complex="hi" fo:country="US" style:country-complex="IN" fo:font-weight="normal"/>
    </style:style>
    <style:style style:family="text" style:name="T42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86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1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2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30">
      <style:text-properties fo:color="#000000" fo:font-family="Verdana" style:font-family-complex="Verdana" fo:font-size="11pt" style:font-size-complex="11pt" fo:language="en" style:language-complex="hi" fo:country="US" style:country-complex="IN" fo:font-weight="normal"/>
    </style:style>
    <style:style style:family="text" style:name="T431">
      <style:text-properties fo:color="#000000" fo:font-family="Verdana" style:font-family-complex="Verdana" fo:font-size="11pt" style:font-size-complex="11pt" fo:language="en" style:language-complex="hi" fo:country="US" style:country-complex="IN" fo:font-weight="normal"/>
    </style:style>
    <style:style style:family="text" style:name="T43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87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2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3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34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435">
      <style:text-properties fo:color="#000000" fo:font-family="Verdana" style:font-family-complex="Verdana" fo:font-size="9pt" style:font-size-complex="9pt" fo:language="en" style:language-complex="hi" fo:country="US" style:country-complex="IN" fo:font-weight="normal"/>
    </style:style>
    <style:style style:family="text" style:name="T43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88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3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37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38">
      <style:text-properties fo:color="#000000" fo:font-family="Nimbus Mono L" style:font-family-complex="Nimbus Mono L" fo:font-size="11pt" style:font-size-complex="11pt" fo:language="en" style:language-complex="hi" fo:country="US" style:country-complex="IN" fo:font-weight="bold"/>
    </style:style>
    <style:style style:family="text" style:name="T439">
      <style:text-properties fo:color="#000000" fo:font-family="Verdana" style:font-family-complex="Verdana" fo:font-size="12pt" style:font-size-complex="12pt" fo:language="en" style:language-complex="hi" fo:country="US" style:country-complex="IN" fo:font-weight="bold"/>
    </style:style>
    <style:style style:family="text" style:name="T440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41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family="text" style:name="T442">
      <style:text-properties fo:color="#000000" fo:font-family="Nimbus Mono L" style:font-family-complex="Nimbus Mono L" fo:font-size="11pt" style:font-size-complex="11pt" fo:language="en" style:language-complex="hi" fo:country="US" style:country-complex="IN" fo:font-weight="bold"/>
    </style:style>
    <style:style style:family="text" style:name="T44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89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4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4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45">
      <style:text-properties fo:color="#000000" fo:font-family="Verdana" style:font-family-complex="Verdana" fo:font-size="11pt" style:font-size-complex="11pt" fo:language="en" style:language-complex="hi" fo:country="US" style:country-complex="IN" fo:font-weight="normal"/>
    </style:style>
    <style:style style:family="text" style:name="T446">
      <style:text-properties fo:color="#000000" fo:font-family="Verdana" style:font-family-complex="Verdana" fo:font-size="11pt" style:font-size-complex="11pt" fo:language="en" style:language-complex="hi" fo:country="US" style:country-complex="IN" fo:font-weight="normal"/>
    </style:style>
    <style:style style:family="text" style:name="T44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90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5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style:text-underline-type="single" style:text-underline-style="solid" style:text-underline-width="auto" style:text-underline-color="font-color" fo:font-weight="normal"/>
    </style:style>
    <style:style style:family="text" style:name="T448">
      <style:text-properties fo:color="#ff3300" fo:font-family="Verdana" style:font-family-complex="Verdana" fo:font-size="10pt" style:font-size-complex="10pt" fo:language="en" style:language-complex="hi" fo:country="US" style:country-complex="IN" style:text-underline-type="none" style:text-underline-width="auto" fo:font-weight="bold"/>
    </style:style>
    <style:style style:family="text" style:name="T449">
      <style:text-properties fo:color="#ff3300" fo:font-family="Verdana" style:font-family-complex="Verdana" fo:font-size="10pt" style:font-size-complex="10pt" fo:language="en" style:language-complex="hi" fo:country="US" style:country-complex="IN" style:text-underline-type="none" style:text-underline-width="auto" fo:font-weight="bold"/>
    </style:style>
    <style:style style:family="text" style:name="T450">
      <style:text-properties fo:color="#000000" fo:font-family="Verdana" style:font-family-complex="Verdana" fo:font-size="11pt" style:font-size-complex="11pt" fo:language="en" style:language-complex="hi" fo:country="US" style:country-complex="IN" style:text-underline-type="single" style:text-underline-style="solid" style:text-underline-width="auto" style:text-underline-color="font-color" fo:font-weight="normal"/>
    </style:style>
    <style:style style:family="text" style:name="T451">
      <style:text-properties fo:color="#000000" fo:font-family="Verdana" style:font-family-complex="Verdana" fo:font-size="11pt" style:font-size-complex="11pt" fo:language="en" style:language-complex="hi" fo:country="US" style:country-complex="IN" style:text-underline-type="single" style:text-underline-style="solid" style:text-underline-width="auto" style:text-underline-color="font-color" fo:font-weight="normal"/>
    </style:style>
    <style:style style:family="text" style:name="T452">
      <style:text-properties fo:color="#000000" fo:font-family="Verdana" style:font-family-complex="Verdana" fo:font-size="11pt" style:font-size-complex="11pt" fo:language="en" style:language-complex="hi" fo:country="US" style:country-complex="IN" style:text-underline-type="single" style:text-underline-style="solid" style:text-underline-width="auto" style:text-underline-color="font-color" fo:font-weight="normal"/>
    </style:style>
    <style:style style:family="text" style:name="T453">
      <style:text-properties fo:color="#000000" fo:font-family="Verdana" style:font-family-complex="Verdana" fo:font-size="11pt" style:font-size-complex="11pt" fo:language="en" style:language-complex="hi" fo:country="US" style:country-complex="IN" style:text-underline-type="single" style:text-underline-style="solid" style:text-underline-width="auto" style:text-underline-color="font-color" fo:font-weight="normal"/>
    </style:style>
    <style:style style:family="text" style:name="T454">
      <style:text-properties fo:color="#000000" fo:font-family="Arial" style:font-family-complex="Arial" fo:font-size="10pt" style:font-size-complex="12pt" fo:language="en" style:language-complex="hi" fo:country="US" style:country-complex="IN" style:text-underline-type="single" style:text-underline-style="solid" style:text-underline-width="auto" style:text-underline-color="font-color" fo:font-weight="normal"/>
    </style:style>
    <style:style style:family="table-cell" style:name="ce91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6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55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56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family="text" style:name="T457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family="text" style:name="T458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92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7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style="normal" fo:font-weight="bold"/>
    </style:style>
    <style:style style:family="text" style:name="T459">
      <style:text-properties fo:color="#000000" fo:font-family="Arial" style:font-family-complex="Arial" fo:font-size="10pt" style:font-size-complex="12pt" fo:language="en" style:language-complex="hi" fo:country="US" style:country-complex="IN" fo:font-style="normal" fo:font-weight="bold"/>
    </style:style>
    <style:style style:family="text" style:name="T460">
      <style:text-properties fo:color="#000000" fo:font-family="Verdana" style:font-family-complex="Verdana" fo:font-size="11pt" style:font-size-complex="11pt" fo:language="en" style:language-complex="hi" fo:country="US" style:country-complex="IN" fo:font-style="normal" fo:font-weight="bold"/>
    </style:style>
    <style:style style:family="text" style:name="T461">
      <style:text-properties fo:color="#000000" fo:font-family="Verdana" style:font-family-complex="Verdana" fo:font-size="11pt" style:font-size-complex="11pt" fo:language="en" style:language-complex="hi" fo:country="US" style:country-complex="IN" fo:font-style="normal" fo:font-weight="bold"/>
    </style:style>
    <style:style style:family="text" style:name="T462">
      <style:text-properties fo:color="#000000" fo:font-family="Arial" style:font-family-complex="Arial" fo:font-size="10pt" style:font-size-complex="12pt" fo:language="en" style:language-complex="hi" fo:country="US" style:country-complex="IN" fo:font-style="normal" fo:font-weight="bold"/>
    </style:style>
    <style:style style:family="table-cell" style:name="ce93">
      <style:table-cell-properties style:vertical-align="middle"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48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63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64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family="text" style:name="T465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family="text" style:name="T46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94">
      <style:table-cell-properties style:vertical-align="middle"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90" style:family="paragraph" style:name="P149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67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68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family="text" style:name="T469">
      <style:text-properties fo:color="#000000" fo:font-family="Verdana" style:font-family-complex="Verdana" fo:font-size="11pt" style:font-size-complex="11pt" fo:language="en" style:language-complex="hi" fo:country="US" style:country-complex="IN" fo:font-weight="bold"/>
    </style:style>
    <style:style style:family="text" style:name="T470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30">
      <style:table-row-properties/>
    </style:style>
    <style:style style:family="table-cell" style:name="ce95">
      <style:table-cell-properties style:vertical-align="middle"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92" style:family="paragraph" style:name="P150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7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72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73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7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31">
      <style:table-row-properties/>
    </style:style>
    <style:style style:family="table-cell" style:name="ce96">
      <style:table-cell-properties style:vertical-align="middle"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92" style:family="paragraph" style:name="P151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7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76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77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7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32">
      <style:table-row-properties/>
    </style:style>
    <style:style style:family="table-cell" style:name="ce97">
      <style:table-cell-properties style:vertical-align="middle" style:direction="ltr" fo:border-top="none" fo:border-bottom="0.00882cm solid #000000" fo:border-left="0.00882cm solid #000000" fo:border-right="none" loext:writing-mode="lr-tb" fo:padding-top="0cm" fo:padding-bottom="0cm" fo:padding-left="0cm" fo:padding-right="0cm" fo:wrap-option="wrap"/>
    </style:style>
    <style:style style:parent-style-name="790" style:family="paragraph" style:name="P152">
      <style:paragraph-properties fo:text-align="righ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79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480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481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98">
      <style:table-cell-properties style:vertical-align="middle" style:direction="ltr" fo:background-color="#e6e6ff" fo:border-top="none" fo:border-bottom="0.00882cm solid #000000" fo:border-left="0.00882cm solid #000000" fo:border-right="none" loext:writing-mode="lr-tb" fo:padding-top="0cm" fo:padding-bottom="0cm" fo:padding-left="0cm" fo:padding-right="0cm" fo:wrap-option="wrap"/>
    </style:style>
    <style:style style:parent-style-name="790" style:family="paragraph" style:name="P153">
      <style:paragraph-properties fo:text-align="right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8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83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484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485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48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99">
      <style:table-cell-properties style:vertical-align="middle" style:direction="ltr" fo:border-top="none" fo:border-bottom="0.00882cm solid #000000" fo:border-left="0.00882cm solid #000000" fo:border-right="0.00882cm solid #000000" loext:writing-mode="lr-tb" fo:padding-top="0cm" fo:padding-bottom="0cm" fo:padding-left="0cm" fo:padding-right="0cm" fo:wrap-option="wrap"/>
    </style:style>
    <style:style style:parent-style-name="790" style:family="paragraph" style:name="P154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487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488">
      <style:text-properties fo:color="#000000" fo:font-family="Courier 10 Pitch" style:font-family-complex="Courier 10 Pitch" fo:font-size="11pt" style:font-size-complex="11pt" fo:language="en" style:language-complex="hi" fo:country="US" style:country-complex="IN" fo:font-weight="bold"/>
    </style:style>
    <style:style style:family="text" style:name="T489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33">
      <style:table-row-properties/>
    </style:style>
    <style:style style:family="table-cell" style:name="ce10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792" style:family="paragraph" style:name="P155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9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91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92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9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34">
      <style:table-row-properties/>
    </style:style>
    <style:style style:family="table-cell" style:name="ce10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84" style:family="paragraph" style:name="P156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9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95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96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49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57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498">
      <style:text-properties fo:color="#000000" fo:font-family="Verdana" style:font-family-complex="Verdana" fo:font-size="6pt" style:font-size-complex="6pt" fo:language="en" style:language-complex="hi" fo:country="US" style:country-complex="IN" fo:font-weight="normal"/>
    </style:style>
    <style:style style:family="text" style:name="T499">
      <style:text-properties fo:color="#000000" fo:font-family="Verdana" style:font-family-complex="Verdana" fo:font-size="6pt" style:font-size-complex="6pt" fo:language="en" style:language-complex="hi" fo:country="US" style:country-complex="IN" fo:font-weight="normal"/>
    </style:style>
    <style:style style:family="text" style:name="T50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master-page-name="MasterPage4" style:family="paragraph" style:name="P158">
      <style:paragraph-properties fo:text-align="left" fo:margin-top="0pt" fo:margin-bottom="0pt" fo:break-before="page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13">
      <style:text-properties fo:color="#000000" fo:font-family="Verdana" style:font-family-complex="Verdana" fo:font-size="6pt" style:font-size-complex="6pt" fo:language="en" style:language-complex="hi" fo:country="US" style:country-complex="IN" fo:font-weight="normal"/>
    </style:style>
    <style:style style:family="text" style:name="T514">
      <style:text-properties fo:color="#000000" fo:font-family="Verdana" style:font-family-complex="Verdana" fo:font-size="6pt" style:font-size-complex="6pt" fo:language="en" style:language-complex="hi" fo:country="US" style:country-complex="IN" fo:font-weight="normal"/>
    </style:style>
    <style:style style:family="text" style:name="T51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62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1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17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518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51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63">
      <style:paragraph-properties fo:text-align="left" fo:margin-top="0pt" fo:margin-bottom="0pt" fo:background-color="#729fcf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2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21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522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52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64">
      <style:paragraph-properties fo:text-align="center" fo:margin-top="0pt" fo:margin-bottom="0pt" fo:background-color="#729fcf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524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525">
      <style:text-properties fo:color="#000000" fo:font-family="Verdana" style:font-family-complex="Verdana" fo:font-size="10pt" style:font-size-complex="10pt" fo:language="en" style:language-complex="hi" fo:country="US" style:country-complex="IN" fo:font-weight="bold"/>
    </style:style>
    <style:style style:family="text" style:name="T526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" style:name="ta9">
      <style:table-properties style:width="27.41cm" fo:margin-left="0cm" table:align="left"/>
    </style:style>
    <style:style style:family="table-column" style:name="co37">
      <style:table-column-properties style:column-width="4.1cm"/>
    </style:style>
    <style:style style:family="table-column" style:name="co38">
      <style:table-column-properties style:column-width="5.094cm"/>
    </style:style>
    <style:style style:family="table-column" style:name="co39">
      <style:table-column-properties style:column-width="9.924cm"/>
    </style:style>
    <style:style style:family="table-column" style:name="co40">
      <style:table-column-properties style:column-width="8.294cm"/>
    </style:style>
    <style:style style:family="table-row" style:name="ro35">
      <style:table-row-properties/>
    </style:style>
    <style:style style:family="table-cell" style:name="ce103">
      <style:table-cell-properties style:direction="ltr" fo:background-color="#dddddd" fo:border-top="0.00882cm solid #000000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65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527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28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29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104">
      <style:table-cell-properties style:direction="ltr" fo:background-color="#dddddd" fo:border-top="0.00882cm solid #000000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66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530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31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32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105">
      <style:table-cell-properties style:direction="ltr" fo:background-color="#dddddd" fo:border-top="0.00882cm solid #000000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90" style:family="paragraph" style:name="P167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533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34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35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cell" style:name="ce106">
      <style:table-cell-properties style:direction="ltr" fo:background-color="#dddddd" fo:border="0.00882cm solid #000000" loext:writing-mode="lr-tb" fo:padding-top="0.04939cm" fo:padding-bottom="0.04939cm" fo:padding-left="0.04939cm" fo:padding-right="0.04939cm" fo:wrap-option="wrap"/>
    </style:style>
    <style:style style:parent-style-name="790" style:family="paragraph" style:name="P168">
      <style:paragraph-properties fo:text-align="center"/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ext" style:name="T536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37">
      <style:text-properties fo:color="#000000" fo:font-family="Verdana" style:font-family-complex="Verdana" fo:font-size="8pt" style:font-size-complex="8pt" fo:language="en" style:language-complex="hi" fo:country="US" style:country-complex="IN" fo:font-weight="bold"/>
    </style:style>
    <style:style style:family="text" style:name="T538">
      <style:text-properties fo:color="#000000" fo:font-family="Arial" style:font-family-complex="Arial" fo:font-size="10pt" style:font-size-complex="12pt" fo:language="en" style:language-complex="hi" fo:country="US" style:country-complex="IN" fo:font-weight="bold"/>
    </style:style>
    <style:style style:family="table-row" style:name="ro36">
      <style:table-row-properties/>
    </style:style>
    <style:style style:family="table-cell" style:name="ce107">
      <style:table-cell-properties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92" style:family="paragraph" style:name="P169"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3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40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41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4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37">
      <style:table-row-properties/>
    </style:style>
    <style:style style:family="table-cell" style:name="ce108">
      <style:table-cell-properties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84" style:family="paragraph" style:name="P170">
      <style:paragraph-properties fo:text-align="justify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4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44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45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46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38">
      <style:table-row-properties/>
    </style:style>
    <style:style style:family="table-cell" style:name="ce109">
      <style:table-cell-properties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84" style:family="paragraph" style:name="P171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4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48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49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110">
      <style:table-cell-properties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84" style:family="paragraph" style:name="P172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5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52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3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4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5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6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7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8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59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111">
      <style:table-cell-properties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784" style:family="paragraph" style:name="P173">
      <style:paragraph-properties fo:text-align="justify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60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61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62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6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cell" style:name="ce112">
      <style:table-cell-properties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84" style:family="paragraph" style:name="P174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64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65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66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67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39">
      <style:table-row-properties/>
    </style:style>
    <style:style style:family="table-cell" style:name="ce113">
      <style:table-cell-properties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84" style:family="paragraph" style:name="P175">
      <style:paragraph-properties fo:text-align="justify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6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69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70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7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able-row" style:name="ro40">
      <style:table-row-properties/>
    </style:style>
    <style:style style:family="table-cell" style:name="ce114">
      <style:table-cell-properties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784" style:family="paragraph" style:name="P176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7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73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74">
      <style:text-properties fo:color="#000000" fo:font-family="Verdana" style:font-family-complex="Verdana" fo:font-size="8pt" style:font-size-complex="8pt" fo:language="en" style:language-complex="hi" fo:country="US" style:country-complex="IN" fo:font-weight="normal"/>
    </style:style>
    <style:style style:family="text" style:name="T57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77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76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577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578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master-page-name="MasterPage5" style:family="paragraph" style:name="P178">
      <style:paragraph-properties fo:text-align="left" fo:margin-top="0pt" fo:margin-bottom="0p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91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592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593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parent-style-name="784" style:family="paragraph" style:name="P182">
      <style:paragraph-properties fo:text-align="left"/>
      <style:text-properties fo:color="#000000" fo:font-family="Arial" style:font-family-asian="SimSun" style:font-family-complex="Arial" fo:font-size="10pt" style:font-size-complex="12pt" fo:language="en" style:language-complex="hi" fo:country="US" style:country-complex="IN" fo:font-weight="normal"/>
    </style:style>
    <style:style style:family="text" style:name="T594">
      <style:text-properties fo:color="#000000" fo:font-family="Verdana" style:font-family-asian="SimSun" style:font-family-complex="Tahoma" fo:font-size="8pt" style:font-size-complex="8pt" fo:font-weight="normal"/>
    </style:style>
    <style:style style:family="text" style:name="T595">
      <style:text-properties fo:color="#000000" fo:font-family="Verdana" style:font-family-asian="SimSun" style:font-family-complex="Tahoma" fo:font-size="8pt" style:font-size-complex="8pt" fo:font-weight="normal"/>
    </style:style>
    <style:style style:family="text" style:name="T596">
      <style:text-properties fo:color="#000000" fo:font-family="Verdana" style:font-family-asian="SimSun" style:font-family-complex="Tahoma" fo:font-size="8pt" style:font-size-complex="8pt" fo:font-weight="normal"/>
    </style:style>
    <style:style style:parent-style-name="790" style:family="paragraph" style:name="P183">
      <style:paragraph-properties fo:text-align="center"/>
      <style:text-properties fo:color="#000000" fo:font-family="Arial" style:font-family-asian="SimSun" style:font-family-complex="Arial" fo:font-size="10pt" style:font-size-complex="12pt" fo:language="en" style:language-complex="hi" fo:country="US" style:country-complex="IN" fo:font-weight="bold"/>
    </style:style>
    <style:style style:family="text" style:name="T597">
      <style:text-properties fo:color="#000000" fo:font-family="Verdana" style:font-family-asian="SimSun" style:font-family-complex="Tahoma" fo:font-size="8pt" style:font-size-complex="8pt" fo:font-weight="bold"/>
    </style:style>
    <style:style style:family="text" style:name="T598">
      <style:text-properties fo:color="#000000" fo:font-family="Verdana" style:font-family-asian="SimSun" style:font-family-complex="Tahoma" fo:font-size="8pt" style:font-size-complex="8pt" fo:font-weight="bold"/>
    </style:style>
    <style:style style:family="text" style:name="T599">
      <style:text-properties fo:color="#000000" fo:font-family="Verdana" style:font-family-asian="SimSun" style:font-family-complex="Tahoma" fo:font-size="8pt" style:font-size-complex="8pt" fo:font-weight="bold"/>
    </style:style>
    <style:style style:parent-style-name="784" style:master-page-name="MasterPage6" style:family="paragraph" style:name="P184">
      <style:paragraph-properties fo:text-align="left" fo:break-before="page"/>
      <style:text-properties fo:color="#000000" fo:font-family="Arial" style:font-family-asian="SimSun" style:font-family-complex="Arial" fo:font-size="10pt" style:font-size-complex="12pt" fo:language="en" style:language-complex="hi" fo:country="US" style:country-complex="IN" fo:font-weight="normal"/>
    </style:style>
    <style:style style:family="text" style:name="T616">
      <style:text-properties fo:color="#000000" fo:font-family="Verdana" style:font-family-asian="SimSun" style:font-family-complex="Tahoma" fo:font-size="2pt" style:font-size-complex="2pt" fo:font-weight="normal"/>
    </style:style>
    <style:style style:family="text" style:name="T617">
      <style:text-properties fo:color="#000000" fo:font-family="Verdana" style:font-family-asian="SimSun" style:font-family-complex="Tahoma" fo:font-size="2pt" style:font-size-complex="2pt" fo:font-weight="normal"/>
    </style:style>
    <style:style style:family="text" style:name="T618">
      <style:text-properties fo:color="#000000" fo:font-family="Verdana" style:font-family-asian="SimSun" style:font-family-complex="Tahoma" fo:font-size="2pt" style:font-size-complex="2pt" fo:font-weight="normal"/>
    </style:style>
    <style:style style:parent-style-name="784" style:family="paragraph" style:name="P189">
      <style:paragraph-properties fo:text-align="left" fo:margin-top="0pt" fo:margin-bottom="0pt"/>
      <style:text-properties fo:color="#000000" fo:font-family="Arial" style:font-family-asian="SimSun" style:font-family-complex="Arial" fo:font-size="10pt" style:font-size-complex="12pt" fo:language="en" style:language-complex="hi" fo:country="US" style:country-complex="IN" fo:font-weight="normal"/>
    </style:style>
    <style:style style:family="text" style:name="T619">
      <style:text-properties fo:color="#000000" fo:font-family="Verdana" style:font-family-asian="SimSun" style:font-family-complex="Tahoma" fo:font-size="10pt" style:font-size-complex="10pt" fo:font-weight="normal"/>
    </style:style>
    <style:style style:family="text" style:name="T620">
      <style:text-properties fo:color="#000000" fo:font-family="Verdana" style:font-family-asian="SimSun" style:font-family-complex="Tahoma" fo:font-size="10pt" style:font-size-complex="10pt" fo:font-weight="normal"/>
    </style:style>
    <style:style style:family="text" style:name="T621">
      <style:text-properties fo:color="#000000" fo:font-family="Verdana" style:font-family-asian="SimSun" style:font-family-complex="Tahoma" fo:font-size="10pt" style:font-size-complex="10pt" fo:font-weight="normal"/>
    </style:style>
    <style:style style:parent-style-name="784" style:family="paragraph" style:name="P190">
      <style:paragraph-properties fo:text-align="left"/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622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  <style:style style:family="text" style:name="T623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624">
      <style:text-properties fo:color="#000000" fo:font-family="Verdana" style:font-family-complex="Verdana" fo:font-size="10pt" style:font-size-complex="10pt" fo:language="en" style:language-complex="hi" fo:country="US" style:country-complex="IN" fo:font-weight="normal"/>
    </style:style>
    <style:style style:family="text" style:name="T625">
      <style:text-properties fo:color="#000000" fo:font-family="Arial" style:font-family-complex="Arial" fo:font-size="10pt" style:font-size-complex="12pt" fo:language="en" style:language-complex="hi" fo:country="US" style:country-complex="IN" fo:font-weight="normal"/>
    </style:style>
  </office:automatic-styles>
  <office:body>
    <office:text text:use-soft-page-breaks="true">
      <text:p text:style-name="P48"><text:span text:style-name="T65"/><text:span text:style-name="T66">&lt;for each="o in objects"&gt;</text:span><text:span text:style-name="T67"/><text:span text:style-name="T68"/></text:p>
      <text:p text:style-name="P50"><text:span text:style-name="T69"/><text:span text:style-name="T70">&lt;setup_data_mrp(o, data)&gt;</text:span><text:span text:style-name="T71"/><text:span text:style-name="T72"/></text:p>
      <text:p text:style-name="P51"><text:span text:style-name="T73"/><text:span text:style-name="T74">&lt;if test="data.get('wizard_show_frame',True) or data.get('wizard_show_lavoration',True)"&gt;</text:span><text:span text:style-name="T75"/><text:span text:style-name="T76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52"><text:span text:style-name="T77">PRODUZIONE</text:span><text:span text:style-name="T78"/><text:span text:style-name="T79"/></text:p>
          </table:table-cell>
          <table:table-cell table:style-name="ce3">
            <text:p text:style-name="P53"><text:span text:style-name="T80">Rif.: </text:span><text:span text:style-name="T81">&lt;o.name&gt;</text:span><text:span text:style-name="T82"><text:s/></text:span><text:span text:style-name="T83">&lt;'(RESIDUA)' if (data or {}).get('mode', 'clean') == 'clean' else ''&gt;</text:span><text:span text:style-name="T84"/><text:span text:style-name="T85"/></text:p>
          </table:table-cell>
          <table:table-cell table:style-name="ce4">
            <text:p text:style-name="P54"><text:span text:style-name="T86"/><text:span text:style-name="T87">&lt;o.product_id.name&gt;</text:span><text:span text:style-name="T88"> (D.</text:span><text:span text:style-name="T89">B.</text:span><text:span text:style-name="T90">: </text:span><text:span text:style-name="T91">&lt;o.bom_id.name&gt;</text:span><text:span text:style-name="T92">)</text:span><text:span text:style-name="T93"/><text:span text:style-name="T94"/></text:p>
          </table:table-cell>
          <table:table-cell table:style-name="ce5">
            <text:p text:style-name="P55"><text:span text:style-name="T95">Oper.: </text:span><text:span text:style-name="T96">&lt;o.lavoration_ids[0].workers if len(o.lavoration_ids) &gt;0 else ""&gt;</text:span><text:span text:style-name="T97"/><text:span text:style-name="T98"/></text:p>
          </table:table-cell>
          <table:table-cell table:style-name="ce6">
            <text:p text:style-name="P56"><text:span text:style-name="T99">Totale produzione: </text:span><text:span text:style-name="T100">&lt;int(get_report_extra_data('total_qty'))&gt;</text:span><text:span text:style-name="T101"><text:s/></text:span><text:span text:style-name="T102">(fatti: </text:span><text:span text:style-name="T103">&lt;int(get_report_extra_data('done_qty'))&gt;</text:span><text:span text:style-name="T104">)</text:span><text:span text:style-name="T105"/><text:span text:style-name="T106"/></text:p>
          </table:table-cell>
        </table:table-row>
      </table:table>
      <text:p text:style-name="P57"><text:span text:style-name="T107"/><text:span text:style-name="T108">&lt;if test="data.get('wizard_show_lavoration',True)"&gt;</text:span><text:span text:style-name="T109"/><text:span text:style-name="T110"/></text:p>
      <table:table table:style-name="ta2">
        <table:table-columns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</table:table-columns>
        <table:table-row table:style-name="ro2" table:default-cell-style-name="ce7">
          <table:table-cell table:style-name="ce8">
            <text:p text:style-name="P58"><text:span text:style-name="T111">Linea</text:span><text:span text:style-name="T112"/><text:span text:style-name="T113"/></text:p>
          </table:table-cell>
          <table:table-cell table:style-name="ce9">
            <text:p text:style-name="P59"><text:span text:style-name="T114">Data</text:span><text:span text:style-name="T115"/><text:span text:style-name="T116"/></text:p>
          </table:table-cell>
          <table:table-cell table:style-name="ce10">
            <text:p text:style-name="P60"><text:span text:style-name="T117">H. </text:span><text:span text:style-name="T118">&lt;get_hour(o.lavoration_ids[0].duration if len(o.lavoration_ids) &gt; 0 else 0)&gt;</text:span><text:span text:style-name="T119"/><text:span text:style-name="T120"/></text:p>
          </table:table-cell>
          <table:table-cell table:style-name="ce11">
            <text:p text:style-name="P61"><text:span text:style-name="T121">Q. effettiva</text:span><text:span text:style-name="T122"/><text:span text:style-name="T123"/></text:p>
          </table:table-cell>
          <table:table-cell table:style-name="ce12">
            <text:p text:style-name="P62"><text:span text:style-name="T124">Tempo di cambio</text:span><text:span text:style-name="T125"/><text:span text:style-name="T126"/></text:p>
          </table:table-cell>
        </table:table-row>
        <table:table-row table:style-name="ro3" table:default-cell-style-name="ce7">
          <table:table-cell table:style-name="ce13" table:number-columns-spanned="5">
            <text:p text:style-name="P63"><text:span text:style-name="T127"/><text:span text:style-name="T128">&lt;for each="lavoration in o.scheduled_lavoration_ids"&gt;</text:span><text:span text:style-name="T129"/><text:span text:style-name="T130"/></text:p>
          </table:table-cell>
          <table:covered-table-cell/>
          <table:covered-table-cell/>
          <table:covered-table-cell/>
          <table:covered-table-cell/>
        </table:table-row>
        <table:table-row table:style-name="ro4" table:default-cell-style-name="ce7">
          <table:table-cell table:style-name="ce14">
            <text:p text:style-name="P64"><text:span text:style-name="T131"/><text:span text:style-name="T132">&lt;lavoration.workcenter_id.name&gt;</text:span><text:span text:style-name="T133"/><text:span text:style-name="T134"/></text:p>
          </table:table-cell>
          <table:table-cell table:style-name="ce15">
            <text:p text:style-name="P65"><text:span text:style-name="T135"/><text:span text:style-name="T136">&lt;formatLang(lavoration.date_planned, date=True) if lavoration.date_planned else ""&gt;</text:span><text:span text:style-name="T137"/><text:span text:style-name="T138"/></text:p>
          </table:table-cell>
          <table:table-cell table:style-name="ce16">
            <text:p text:style-name="P66"><text:span text:style-name="T139"/><text:span text:style-name="T140">&lt;get_hour(lavoration.hour)&gt;</text:span><text:span text:style-name="T141"/><text:span text:style-name="T142"/></text:p>
          </table:table-cell>
          <table:table-cell table:style-name="ce17">
            <text:p text:style-name="P67"><text:span text:style-name="T143"/><text:span text:style-name="T144"/><text:span text:style-name="T145"/></text:p>
          </table:table-cell>
          <table:table-cell table:style-name="ce18">
            <text:p text:style-name="P68"><text:span text:style-name="T146"/><text:span text:style-name="T147"/><text:span text:style-name="T148"/></text:p>
          </table:table-cell>
        </table:table-row>
        <table:table-row table:style-name="ro5" table:default-cell-style-name="ce7">
          <table:table-cell table:style-name="ce19">
            <text:p text:style-name="P69"><text:span text:style-name="T149">Personale:</text:span><text:span text:style-name="T150"/><text:span text:style-name="T151"/></text:p>
          </table:table-cell>
          <table:table-cell table:style-name="ce20" table:number-columns-spanned="4">
            <text:p text:style-name="P70"><text:span text:style-name="T152"/><text:span text:style-name="T153"/><text:span text:style-name="T154"/></text:p>
          </table:table-cell>
          <table:covered-table-cell/>
          <table:covered-table-cell/>
          <table:covered-table-cell/>
        </table:table-row>
        <table:table-row table:style-name="ro6" table:default-cell-style-name="ce7">
          <table:table-cell table:style-name="ce21" table:number-columns-spanned="5">
            <text:p text:style-name="P71"><text:span text:style-name="T155"/><text:span text:style-name="T156">&lt;/for&gt;</text:span><text:span text:style-name="T157"/><text:span text:style-name="T158"/></text:p>
          </table:table-cell>
          <table:covered-table-cell/>
          <table:covered-table-cell/>
          <table:covered-table-cell/>
          <table:covered-table-cell/>
        </table:table-row>
      </table:table>
      <text:p text:style-name="P72"><text:span text:style-name="T159"/><text:span text:style-name="T160">&lt;/if&gt;</text:span><text:span text:style-name="T161"/><text:span text:style-name="T162"/></text:p>
      <text:p text:style-name="P73"><text:span text:style-name="T163"/><text:span text:style-name="T164">&lt;if test="data.get('wizard_show_frame',True)"&gt;</text:span><text:span text:style-name="T165"/><text:span text:style-name="T166"/></text:p>
      <text:p text:style-name="P74"><text:span text:style-name="T167">SOMMARIO PRODUZIONE:</text:span><text:span text:style-name="T168"/><text:span text:style-name="T169"/></text:p>
      <table:table table:style-name="ta3">
        <table:table-columns>
          <table:table-column table:style-name="co11"/>
          <table:table-column table:style-name="co12"/>
        </table:table-columns>
        <table:table-row table:style-name="ro7" table:default-cell-style-name="ce22">
          <table:table-cell table:style-name="ce23">
            <table:table table:style-name="ta4">
              <table:table-columns>
                <table:table-column table:style-name="co13"/>
                <table:table-column table:style-name="co14"/>
                <table:table-column table:style-name="co15"/>
                <table:table-column table:style-name="co16"/>
                <table:table-column table:style-name="co17"/>
              </table:table-columns>
              <table:table-row table:style-name="ro8">
                <table:table-cell table:style-name="ce25" table:number-rows-spanned="2">
                  <text:p text:style-name="P75"><text:span text:style-name="T170">PADRE</text:span><text:span text:style-name="T171"/><text:span text:style-name="T172"/></text:p>
                </table:table-cell>
                <table:table-cell table:style-name="ce26">
                  <text:p text:style-name="P76"><text:span text:style-name="T173">TELAIO</text:span><text:span text:style-name="T174"/><text:span text:style-name="T175"/></text:p>
                </table:table-cell>
                <table:table-cell table:style-name="ce27">
                  <text:p text:style-name="P77"><text:span text:style-name="T176"/><text:span text:style-name="T177">&lt;for each="t in sorted(get_table('frames'))"&gt;</text:span><text:span text:style-name="T178"/><text:span text:style-name="T179"/></text:p>
                </table:table-cell>
                <table:table-cell table:style-name="ce28">
                  <text:p text:style-name="P78"><text:span text:style-name="T180"/><text:span text:style-name="T181">&lt;t&gt;</text:span><text:span text:style-name="T182"/><text:span text:style-name="T183"/></text:p>
                </table:table-cell>
                <table:table-cell table:style-name="ce29">
                  <text:p text:style-name="P79"><text:span text:style-name="T184"/><text:span text:style-name="T185">&lt;/for&gt;</text:span><text:span text:style-name="T186"/><text:span text:style-name="T187"/></text:p>
                </table:table-cell>
              </table:table-row>
              <table:table-row table:style-name="ro9">
                <table:covered-table-cell>
                  <text:p text:style-name="P80"><text:span/><text:span/></text:p>
                </table:covered-table-cell>
                <table:table-cell table:style-name="ce31">
                  <text:p text:style-name="P81"><text:span text:style-name="T188"/><text:span text:style-name="T189">&lt;int(sum([item[1] for item in get_table('parents').iteritems()]))&gt;</text:span><text:span text:style-name="T190"/><text:span text:style-name="T191"/></text:p>
                </table:table-cell>
                <table:table-cell table:style-name="ce32">
                  <text:p text:style-name="P82"><text:span text:style-name="T192"/><text:span text:style-name="T193">&lt;for each="t in sorted(get_table('frames').iteritems())"&gt;</text:span><text:span text:style-name="T194"/><text:span text:style-name="T195"/></text:p>
                </table:table-cell>
                <table:table-cell table:style-name="ce33">
                  <text:p text:style-name="P83"><text:span text:style-name="T196"/><text:span text:style-name="T197">&lt;int(t[1])&gt;</text:span><text:span text:style-name="T198"/><text:span text:style-name="T199"/></text:p>
                </table:table-cell>
                <table:table-cell table:style-name="ce34">
                  <text:p text:style-name="P84"><text:span text:style-name="T200"/><text:span text:style-name="T201">&lt;/for&gt;</text:span><text:span text:style-name="T202"/><text:span text:style-name="T203"/></text:p>
                </table:table-cell>
              </table:table-row>
              <table:table-row table:style-name="ro10">
                <table:table-cell table:style-name="ce35" table:number-columns-spanned="2">
                  <text:p text:style-name="P85"><text:span text:style-name="T204"/><text:span text:style-name="T205">&lt;for each="line in sorted(get_table('parent_frame_clean'))"&gt;</text:span><text:span text:style-name="T206"/><text:span text:style-name="T207"/></text:p>
                </table:table-cell>
                <table:covered-table-cell/>
                <table:table-cell table:style-name="ce36">
                  <text:p text:style-name="P86"><text:span text:style-name="T208"/><text:span text:style-name="T209"/><text:span text:style-name="T210"/></text:p>
                </table:table-cell>
                <table:table-cell table:style-name="ce37">
                  <text:p text:style-name="P87"><text:span text:style-name="T211"/><text:span text:style-name="T212"/><text:span text:style-name="T213"/></text:p>
                </table:table-cell>
                <table:table-cell table:style-name="ce38">
                  <text:p text:style-name="P88"><text:span text:style-name="T214"/><text:span text:style-name="T215"/><text:span text:style-name="T216"/></text:p>
                </table:table-cell>
              </table:table-row>
              <table:table-row table:style-name="ro11">
                <table:table-cell table:style-name="ce39">
                  <text:p text:style-name="P89"><text:span text:style-name="T217"/><text:span text:style-name="T218">&lt;line[0]&gt;</text:span><text:span text:style-name="T219"/><text:span text:style-name="T220"/></text:p>
                </table:table-cell>
                <table:table-cell table:style-name="ce40">
                  <text:p text:style-name="P90"><text:span text:style-name="T221"/><text:span text:style-name="T222">&lt;line[1]&gt;</text:span><text:span text:style-name="T223"/><text:span text:style-name="T224"/></text:p>
                </table:table-cell>
                <table:table-cell table:style-name="ce41">
                  <text:p text:style-name="P91"><text:span text:style-name="T225"/><text:span text:style-name="T226">&lt;for each="d in line[2:]"&gt;</text:span><text:span text:style-name="T227"/><text:span text:style-name="T228"/></text:p>
                </table:table-cell>
                <table:table-cell table:style-name="ce42">
                  <text:p text:style-name="P92"><text:span text:style-name="T229"/><text:span text:style-name="T230">&lt;int(d) if d else ''&gt;</text:span><text:span text:style-name="T231"/><text:span text:style-name="T232"/></text:p>
                </table:table-cell>
                <table:table-cell table:style-name="ce43">
                  <text:p text:style-name="P93"><text:span text:style-name="T233"/><text:span text:style-name="T234">&lt;/for&gt;</text:span><text:span text:style-name="T235"/><text:span text:style-name="T236"/></text:p>
                </table:table-cell>
              </table:table-row>
              <table:table-row table:style-name="ro12">
                <table:table-cell table:style-name="ce44" table:number-columns-spanned="2">
                  <text:p text:style-name="P94"><text:span text:style-name="T237"/><text:span text:style-name="T238">&lt;/for&gt;</text:span><text:span text:style-name="T239"/><text:span text:style-name="T240"/></text:p>
                </table:table-cell>
                <table:covered-table-cell/>
                <table:table-cell table:style-name="ce45">
                  <text:p text:style-name="P95"><text:span text:style-name="T241"/><text:span text:style-name="T242"/><text:span text:style-name="T243"/></text:p>
                </table:table-cell>
                <table:table-cell table:style-name="ce46">
                  <text:p text:style-name="P96"><text:span text:style-name="T244"/><text:span text:style-name="T245"/><text:span text:style-name="T246"/></text:p>
                </table:table-cell>
                <table:table-cell table:style-name="ce47">
                  <text:p text:style-name="P97"><text:span text:style-name="T247"/><text:span text:style-name="T248"/><text:span text:style-name="T249"/></text:p>
                </table:table-cell>
              </table:table-row>
            </table:table>
            <text:p text:style-name="P98"><text:span text:style-name="T250"/><text:span text:style-name="T251"/><text:span text:style-name="T252"/></text:p>
          </table:table-cell>
          <table:table-cell table:style-name="ce48">
            <table:table table:style-name="ta5">
              <table:table-columns>
                <table:table-column table:style-name="co18"/>
                <table:table-column table:style-name="co19"/>
              </table:table-columns>
              <table:table-row table:style-name="ro13">
                <table:table-cell table:style-name="ce50" table:number-columns-spanned="2">
                  <text:p text:style-name="P99"><text:span text:style-name="T253"/><text:span text:style-name="T254">&lt;if test="get_table('packages')"&gt;</text:span><text:span text:style-name="T255"/><text:span text:style-name="T256"/></text:p>
                </table:table-cell>
                <table:covered-table-cell/>
              </table:table-row>
              <table:table-row table:style-name="ro14">
                <table:table-cell table:style-name="ce51">
                  <text:p text:style-name="P100"><text:span text:style-name="T257">Imballo</text:span><text:span text:style-name="T258"> [</text:span><text:span text:style-name="T259">13</text:span><text:span text:style-name="T260">]</text:span><text:span text:style-name="T261"/><text:span text:style-name="T262"/></text:p>
                </table:table-cell>
                <table:table-cell table:style-name="ce52">
                  <text:p text:style-name="P101"><text:span text:style-name="T263">Totali</text:span><text:span text:style-name="T264"/><text:span text:style-name="T265"/></text:p>
                </table:table-cell>
              </table:table-row>
              <table:table-row table:style-name="ro15">
                <table:table-cell table:style-name="ce53" table:number-columns-spanned="2">
                  <text:p text:style-name="P102"><text:span text:style-name="T266"/><text:span text:style-name="T267">&lt;for each="(code, total) in sorted(get_table('packages').iteritems())"&gt;</text:span><text:span text:style-name="T268"/><text:span text:style-name="T269"/></text:p>
                </table:table-cell>
                <table:covered-table-cell/>
              </table:table-row>
              <table:table-row table:style-name="ro16">
                <table:table-cell table:style-name="ce54">
                  <text:p text:style-name="P103"><text:span text:style-name="T270"/><text:span text:style-name="T271">&lt;code&gt;</text:span><text:span text:style-name="T272"/><text:span text:style-name="T273"/></text:p>
                </table:table-cell>
                <table:table-cell table:style-name="ce55">
                  <text:p text:style-name="P104"><text:span text:style-name="T274"/><text:span text:style-name="T275">&lt;int(total)&gt;</text:span><text:span text:style-name="T276"/><text:span text:style-name="T277"/></text:p>
                </table:table-cell>
              </table:table-row>
              <table:table-row table:style-name="ro17">
                <table:table-cell table:style-name="ce56" table:number-columns-spanned="2">
                  <text:p text:style-name="P105"><text:span text:style-name="T278"/><text:span text:style-name="T279">&lt;/for&gt;</text:span><text:span text:style-name="T280"/><text:span text:style-name="T281"/></text:p>
                </table:table-cell>
                <table:covered-table-cell/>
              </table:table-row>
              <table:table-row table:style-name="ro18">
                <table:table-cell table:style-name="ce57" table:number-columns-spanned="2">
                  <text:p text:style-name="P106"><text:span text:style-name="T282"/><text:span text:style-name="T283"/><text:span text:style-name="T284"/></text:p>
                </table:table-cell>
                <table:covered-table-cell/>
              </table:table-row>
              <table:table-row table:style-name="ro19">
                <table:table-cell table:style-name="ce58" table:number-columns-spanned="2">
                  <text:p text:style-name="P107"><text:span text:style-name="T285"/><text:span text:style-name="T286">&lt;/if&gt;</text:span><text:span text:style-name="T287"/><text:span text:style-name="T288"/></text:p>
                </table:table-cell>
                <table:covered-table-cell/>
              </table:table-row>
            </table:table>
            <table:table table:style-name="ta6">
              <table:table-columns>
                <table:table-column table:style-name="co20"/>
                <table:table-column table:style-name="co21"/>
              </table:table-columns>
              <table:table-header-rows>
                <table:table-row table:style-name="ro20">
                  <table:table-cell table:style-name="ce60">
                    <text:p text:style-name="P108"><text:span text:style-name="T289">Tessuto Colore</text:span><text:span text:style-name="T290"> [</text:span><text:span text:style-name="T291">4</text:span><text:span text:style-name="T292">:</text:span><text:span text:style-name="T293">6 -- 9</text:span><text:span text:style-name="T294">:</text:span><text:span text:style-name="T295">12</text:span><text:span text:style-name="T296">]</text:span><text:span text:style-name="T297"/><text:span text:style-name="T298"/></text:p>
                  </table:table-cell>
                  <table:table-cell table:style-name="ce61">
                    <text:p text:style-name="P109"><text:span text:style-name="T299">Totali</text:span><text:span text:style-name="T300"/><text:span text:style-name="T301"/></text:p>
                  </table:table-cell>
                </table:table-row>
              </table:table-header-rows>
              <table:table-row table:style-name="ro21">
                <table:table-cell table:style-name="ce62" table:number-columns-spanned="2">
                  <text:p text:style-name="P110"><text:span text:style-name="T302"/><text:span text:style-name="T303">&lt;for each="(code, total) in sorted(get_table('fabric_color').iteritems())"&gt;</text:span><text:span text:style-name="T304"/><text:span text:style-name="T305"/></text:p>
                </table:table-cell>
                <table:covered-table-cell/>
              </table:table-row>
              <table:table-row table:style-name="ro22">
                <table:table-cell table:style-name="ce63">
                  <text:p text:style-name="P111"><text:span text:style-name="T306"/><text:span text:style-name="T307">&lt;code&gt;</text:span><text:span text:style-name="T308"/><text:span text:style-name="T309"/></text:p>
                </table:table-cell>
                <table:table-cell table:style-name="ce64">
                  <text:p text:style-name="P112"><text:span text:style-name="T310"/><text:span text:style-name="T311">&lt;int(total)&gt;</text:span><text:span text:style-name="T312"/><text:span text:style-name="T313"/></text:p>
                </table:table-cell>
              </table:table-row>
              <table:table-row table:style-name="ro23">
                <table:table-cell table:style-name="ce65" table:number-columns-spanned="2">
                  <text:p text:style-name="P113"><text:span text:style-name="T314"/><text:span text:style-name="T315">&lt;/for&gt;</text:span><text:span text:style-name="T316"/><text:span text:style-name="T317"/></text:p>
                </table:table-cell>
                <table:covered-table-cell/>
              </table:table-row>
            </table:table>
            <text:p text:style-name="P114"><text:span text:style-name="T318"/><text:span text:style-name="T319"/><text:span text:style-name="T320"/></text:p>
          </table:table-cell>
        </table:table-row>
      </table:table>
      <text:p text:style-name="P115"><text:span text:style-name="T321"/><text:span text:style-name="T322">&lt;/if&gt;</text:span><text:span text:style-name="T323"/><text:span text:style-name="T324"/></text:p>
      <text:p text:style-name="P116"><text:span text:style-name="T325"/><text:span text:style-name="T326"/><text:span text:style-name="T327"/></text:p>
      <text:p text:style-name="P117"><text:span text:style-name="T336"/><text:span text:style-name="T337"/><text:span text:style-name="T338"/></text:p>
      <text:p text:style-name="P120"><text:span text:style-name="T339"/><text:span text:style-name="T340">&lt;/if&gt;</text:span><text:span text:style-name="T341"/><text:span text:style-name="T342"/></text:p>
      <text:p text:style-name="P121"><text:span text:style-name="T343"/><text:span text:style-name="T344">&lt;if test="not data.get('wizard_show_sale',True) and data.get('wizard_show_frame',True)"&gt;</text:span><text:span text:style-name="T345">&lt;for each="type, line, total in get_object_with_total(o)"&gt;</text:span><text:span text:style-name="T346">&lt;/for&gt;</text:span><text:span text:style-name="T347">&lt;/if&gt;</text:span><text:span text:style-name="T348"/><text:span text:style-name="T349"/></text:p>
      <text:p text:style-name="P122"><text:span text:style-name="T350"/><text:span text:style-name="T351">&lt;if test="data.get('wizard_show_sale',True)"&gt;</text:span><text:span text:style-name="T352"/><text:span text:style-name="T353"/></text:p>
      <table:table table:style-name="ta7">
        <table:table-columns>
          <table:table-column table:style-name="co22"/>
          <table:table-column table:style-name="co23"/>
          <table:table-column table:style-name="co24"/>
          <table:table-column table:style-name="co25"/>
          <table:table-column table:style-name="co26"/>
        </table:table-columns>
        <table:table-row table:style-name="ro24" table:default-cell-style-name="ce66">
          <table:table-cell table:style-name="ce67">
            <text:p text:style-name="P123"><text:span text:style-name="T354">PRODUZIONE</text:span><text:span text:style-name="T355"/><text:span text:style-name="T356"/></text:p>
          </table:table-cell>
          <table:table-cell table:style-name="ce68">
            <text:p text:style-name="P124"><text:span text:style-name="T357">Rif.: </text:span><text:span text:style-name="T358">&lt;o.name&gt;</text:span><text:span text:style-name="T359"><text:s/></text:span><text:span text:style-name="T360">&lt;'(RESIDUA)' if (data or {}).get('mode', 'clean') == 'clean' else ''&gt;</text:span><text:span text:style-name="T361"/><text:span text:style-name="T362"/></text:p>
          </table:table-cell>
          <table:table-cell table:style-name="ce69">
            <text:p text:style-name="P125"><text:span text:style-name="T363"/><text:span text:style-name="T364">&lt;o.product_id.name&gt;</text:span><text:span text:style-name="T365"> (D.</text:span><text:span text:style-name="T366">B.</text:span><text:span text:style-name="T367">: </text:span><text:span text:style-name="T368">&lt;o.bom_id.name&gt;</text:span><text:span text:style-name="T369">)</text:span><text:span text:style-name="T370"/><text:span text:style-name="T371"/></text:p>
          </table:table-cell>
          <table:table-cell table:style-name="ce70">
            <text:p text:style-name="P126"><text:span text:style-name="T372">Oper.: </text:span><text:span text:style-name="T373">&lt;o.lavoration_ids[0].workers if len(o.lavoration_ids) &gt;0 else ""&gt;</text:span><text:span text:style-name="T374"/><text:span text:style-name="T375"/></text:p>
          </table:table-cell>
          <table:table-cell table:style-name="ce71">
            <text:p text:style-name="P127"><text:span text:style-name="T376">Totale produzione: </text:span><text:span text:style-name="T377">&lt;int(get_report_extra_data('total_qty'))&gt;</text:span><text:span text:style-name="T378"><text:s/></text:span><text:span text:style-name="T379">(fatti: </text:span><text:span text:style-name="T380">&lt;int(get_report_extra_data('done_qty'))&gt;</text:span><text:span text:style-name="T381">)</text:span><text:span text:style-name="T382"/><text:span text:style-name="T383"/></text:p>
          </table:table-cell>
        </table:table-row>
      </table:table>
      <table:table table:style-name="ta8">
        <table:table-columns>
          <table:table-column table:style-name="co27"/>
          <table:table-column table:style-name="co28"/>
          <table:table-column table:style-name="co29"/>
          <table:table-column table:style-name="co30"/>
          <table:table-column table:style-name="co31"/>
          <table:table-column table:style-name="co32"/>
          <table:table-column table:style-name="co33"/>
          <table:table-column table:style-name="co34"/>
          <table:table-column table:style-name="co35"/>
          <table:table-column table:style-name="co36"/>
        </table:table-columns>
        <table:table-header-rows>
          <table:table-row table:style-name="ro25" table:default-cell-style-name="ce72">
            <table:table-cell table:style-name="ce73" table:number-columns-spanned="10">
              <text:p text:style-name="P128"><text:span text:style-name="T384">Righe ordine da produrre:</text:span><text:span text:style-name="T385"/><text:span text:style-name="T386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ro26" table:default-cell-style-name="ce72">
            <table:table-cell table:style-name="ce74" table:number-columns-spanned="2">
              <text:p text:style-name="P129"><text:span text:style-name="T387">Rif</text:span><text:span text:style-name="T388">erimento OC</text:span><text:span text:style-name="T389"/><text:span text:style-name="T390"/></text:p>
            </table:table-cell>
            <table:covered-table-cell/>
            <table:table-cell table:style-name="ce75">
              <text:p text:style-name="P130"><text:span text:style-name="T391">Cliente</text:span><text:span text:style-name="T392"/><text:span text:style-name="T393"/></text:p>
            </table:table-cell>
            <table:table-cell table:style-name="ce76">
              <text:p text:style-name="P131"><text:span text:style-name="T394">Prodotto</text:span><text:span text:style-name="T395"/><text:span text:style-name="T396"/></text:p>
            </table:table-cell>
            <table:table-cell table:style-name="ce77">
              <text:p text:style-name="P132"><text:span text:style-name="T397">Scadenza </text:span><text:span text:style-name="T398">OC</text:span><text:span text:style-name="T399"/><text:span text:style-name="T400"/></text:p>
            </table:table-cell>
            <table:table-cell table:style-name="ce78">
              <text:p text:style-name="P133"><text:span text:style-name="T401">Note di produzione</text:span><text:span text:style-name="T402"/><text:span text:style-name="T403"/></text:p>
            </table:table-cell>
            <table:table-cell table:style-name="ce79">
              <text:p text:style-name="P134"><text:span text:style-name="T404">Pz./Imb</text:span><text:span text:style-name="T405"/><text:span text:style-name="T406"/></text:p>
            </table:table-cell>
            <table:table-cell table:style-name="ce80">
              <text:p text:style-name="P135"><text:span text:style-name="T407">Banc</text:span><text:span text:style-name="T408">ale</text:span><text:span text:style-name="T409"/><text:span text:style-name="T410"/></text:p>
            </table:table-cell>
            <table:table-cell table:style-name="ce81">
              <text:p text:style-name="P136"><text:span text:style-name="T411">Da fare</text:span><text:span text:style-name="T412"/><text:span text:style-name="T413"/></text:p>
            </table:table-cell>
            <table:table-cell table:style-name="ce82">
              <text:p text:style-name="P137"><text:span text:style-name="T414">Fatti</text:span><text:span text:style-name="T415"/><text:span text:style-name="T416"/></text:p>
            </table:table-cell>
          </table:table-row>
        </table:table-header-rows>
        <table:table-row table:style-name="ro27" table:default-cell-style-name="ce72">
          <table:table-cell table:style-name="ce83" table:number-columns-spanned="10">
            <text:p text:style-name="P138"><text:span text:style-name="T417"/><text:span text:style-name="T418">&lt;for each="type, line, total in get_report_extra_data('records')"&gt;</text:span><text:span text:style-name="T419"/><text:span text:style-name="T4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28" table:default-cell-style-name="ce72">
          <table:table-cell table:style-name="ce84" table:number-columns-spanned="10">
            <text:p text:style-name="P139"><text:span text:style-name="T421"/><text:span text:style-name="T422">&lt;if test="type == 'L'"&gt;</text:span><text:span text:style-name="T423"/><text:span text:style-name="T4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29" table:default-cell-style-name="ce72">
          <table:table-cell table:style-name="ce85">
            <text:p text:style-name="P140"><text:span text:style-name="T425"/><text:span text:style-name="T426">&lt;line.mrp_sequence&gt;</text:span><text:span text:style-name="T427"/><text:span text:style-name="T428"/></text:p>
          </table:table-cell>
          <table:table-cell table:style-name="ce86">
            <text:p text:style-name="P141"><text:span text:style-name="T429"/><text:span text:style-name="T430">&lt;clean_order(line.order_id.name)&gt;</text:span><text:span text:style-name="T431"/><text:span text:style-name="T432"/></text:p>
          </table:table-cell>
          <table:table-cell table:style-name="ce87">
            <text:p text:style-name="P142"><text:span text:style-name="T433"/><text:span text:style-name="T434">&lt;line.order_id.partner_id.name&gt;</text:span><text:span text:style-name="T435"/><text:span text:style-name="T436"/></text:p>
          </table:table-cell>
          <table:table-cell table:style-name="ce88">
            <text:p text:style-name="P143"><text:span text:style-name="T437"/><text:span text:style-name="T438">&lt;line.product_id.default_code.replace(' ', '.') or ""&gt;</text:span><text:span text:style-name="T439">&lt;if test="line.order_id.forecasted_production_id"&gt;</text:span><text:span text:style-name="T440"><text:s text:c="2"/></text:span><text:span/><draw:frame draw:name="Immagine1" draw:style-name="gr3" text:anchor-type="as-char" svg:width="0.674cm" svg:height="0.452cm" svg:x="0cm" svg:y="0cm"><draw:image xlink:href="Pictures/image1.jpg" xlink:type="simple" xlink:show="embed" xlink:actuate="onLoad"/></draw:frame><text:span text:style-name="T441">&lt;/if&gt;</text:span><text:span text:style-name="T442"/><text:span text:style-name="T443"/></text:p>
          </table:table-cell>
          <table:table-cell table:style-name="ce89">
            <text:p text:style-name="P144"><text:span text:style-name="T444"/><text:span text:style-name="T445">&lt;formatLang(line.date_deadline, date=True) if line.date_deadline else ""&gt;</text:span><text:span text:style-name="T446"/><text:span text:style-name="T447"/></text:p>
          </table:table-cell>
          <table:table-cell table:style-name="ce90">
            <text:p text:style-name="P145"><text:span text:style-name="T448"/><text:span text:style-name="T449">&lt;'IGNIFUGO ' if (line.product_id.default_code or '')[5:6].upper() == 'I' else ''&gt;</text:span><text:span text:style-name="T450">&lt;clean_note(line.production_note)&gt;</text:span><text:span text:style-name="T451"><text:s/></text:span><text:span text:style-name="T452">&lt;(line.order_id.client_order_ref or '').split('|')[-1]&gt;</text:span><text:span text:style-name="T453"/><text:span text:style-name="T454"/></text:p>
          </table:table-cell>
          <table:table-cell table:style-name="ce91">
            <text:p text:style-name="P146"><text:span text:style-name="T455"/><text:span text:style-name="T456">&lt;int(line.product_id.q_x_pack)&gt;</text:span><text:span text:style-name="T457"/><text:span text:style-name="T458"/></text:p>
          </table:table-cell>
          <table:table-cell table:style-name="ce92">
            <text:p text:style-name="P147"><text:span text:style-name="T459"/><text:span text:style-name="T460">&lt;'EUR' if line.order_id.partner_id.pallet_eur else ''&gt;</text:span><text:span text:style-name="T461"/><text:span text:style-name="T462"/></text:p>
          </table:table-cell>
          <table:table-cell table:style-name="ce93">
            <text:p text:style-name="P148"><text:span text:style-name="T463"/><text:span text:style-name="T464">&lt;int(total[0])&gt;</text:span><text:span text:style-name="T465"/><text:span text:style-name="T466"/></text:p>
          </table:table-cell>
          <table:table-cell table:style-name="ce94">
            <text:p text:style-name="P149"><text:span text:style-name="T467"/><text:span text:style-name="T468">&lt;int(total[1]) if total[1] else ''&gt;</text:span><text:span text:style-name="T469"/><text:span text:style-name="T470"/></text:p>
          </table:table-cell>
        </table:table-row>
        <table:table-row table:style-name="ro30" table:default-cell-style-name="ce72">
          <table:table-cell table:style-name="ce95" table:number-columns-spanned="10">
            <text:p text:style-name="P150"><text:span text:style-name="T471"/><text:span text:style-name="T472">&lt;/if&gt;</text:span><text:span text:style-name="T473"/><text:span text:style-name="T47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31" table:default-cell-style-name="ce72">
          <table:table-cell table:style-name="ce96" table:number-columns-spanned="10">
            <text:p text:style-name="P151"><text:span text:style-name="T475"/><text:span text:style-name="T476">&lt;if test="type == 'T1'"&gt;</text:span><text:span text:style-name="T477"/><text:span text:style-name="T47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32" table:default-cell-style-name="ce72">
          <table:table-cell table:style-name="ce97" table:number-columns-spanned="3">
            <text:p text:style-name="P152"><text:span text:style-name="T479">Totale: </text:span><text:span text:style-name="T480"/><text:span text:style-name="T481"/></text:p>
          </table:table-cell>
          <table:covered-table-cell/>
          <table:covered-table-cell/>
          <table:table-cell table:style-name="ce98">
            <text:p text:style-name="P153"><text:span text:style-name="T482"/><text:span text:style-name="T483">&lt;int(total) if type == 'T1' else ''&gt;</text:span><text:span text:style-name="T484"><text:s/></text:span><text:span text:style-name="T485"/><text:span text:style-name="T486"/></text:p>
          </table:table-cell>
          <table:table-cell table:style-name="ce99" table:number-columns-spanned="6">
            <text:p text:style-name="P154"><text:span text:style-name="T487"/><text:span text:style-name="T488"/><text:span text:style-name="T48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33" table:default-cell-style-name="ce72">
          <table:table-cell table:style-name="ce100" table:number-columns-spanned="10">
            <text:p text:style-name="P155"><text:span text:style-name="T490"/><text:span text:style-name="T491">&lt;/if&gt;</text:span><text:span text:style-name="T492"/><text:span text:style-name="T49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34" table:default-cell-style-name="ce72">
          <table:table-cell table:style-name="ce101" table:number-columns-spanned="10">
            <text:p text:style-name="P156"><text:span text:style-name="T494"/><text:span text:style-name="T495">&lt;/for&gt;</text:span><text:span text:style-name="T496"/><text:span text:style-name="T49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7"><text:span text:style-name="T498"/><text:span text:style-name="T499"/><text:span text:style-name="T500"/></text:p>
      <text:p text:style-name="P158"><text:span text:style-name="T513"/><text:span text:style-name="T514"/><text:span text:style-name="T515"/></text:p>
      <text:p text:style-name="P162"><text:span text:style-name="T516"/><text:span text:style-name="T517">&lt;/if&gt;</text:span><text:span text:style-name="T518"/><text:span text:style-name="T519"/></text:p>
      <text:p text:style-name="P163"><text:span text:style-name="T520"/><text:span text:style-name="T521">&lt;if test="data.get('wizard_show_note',True)"&gt;</text:span><text:span text:style-name="T522"/><text:span text:style-name="T523"/></text:p>
      <text:p text:style-name="P164"><text:span text:style-name="T524">NOTE DI PRODUZIONE</text:span><text:span text:style-name="T525"/><text:span text:style-name="T526"/></text:p>
      <table:table table:style-name="ta9">
        <table:table-columns>
          <table:table-column table:style-name="co37"/>
          <table:table-column table:style-name="co38"/>
          <table:table-column table:style-name="co39"/>
          <table:table-column table:style-name="co40"/>
        </table:table-columns>
        <table:table-header-rows>
          <table:table-row table:style-name="ro35" table:default-cell-style-name="ce102">
            <table:table-cell table:style-name="ce103">
              <text:p text:style-name="P165"><text:span text:style-name="T527">Categoria</text:span><text:span text:style-name="T528"/><text:span text:style-name="T529"/></text:p>
            </table:table-cell>
            <table:table-cell table:style-name="ce104">
              <text:p text:style-name="P166"><text:span text:style-name="T530">Riferimento</text:span><text:span text:style-name="T531"/><text:span text:style-name="T532"/></text:p>
            </table:table-cell>
            <table:table-cell table:style-name="ce105">
              <text:p text:style-name="P167"><text:span text:style-name="T533">Nota</text:span><text:span text:style-name="T534"/><text:span text:style-name="T535"/></text:p>
            </table:table-cell>
            <table:table-cell table:style-name="ce106">
              <text:p text:style-name="P168"><text:span text:style-name="T536">Dettaglio</text:span><text:span text:style-name="T537"/><text:span text:style-name="T538"/></text:p>
            </table:table-cell>
          </table:table-row>
        </table:table-header-rows>
        <table:table-row table:style-name="ro36" table:default-cell-style-name="ce102">
          <table:table-cell table:style-name="ce107" table:number-columns-spanned="4">
            <text:p text:style-name="P169"><text:span text:style-name="T539"/><text:span text:style-name="T540">&lt;for each="note in get_note_system('Produzione')"&gt;</text:span><text:span text:style-name="T541"/><text:span text:style-name="T542"/></text:p>
          </table:table-cell>
          <table:covered-table-cell/>
          <table:covered-table-cell/>
          <table:covered-table-cell/>
        </table:table-row>
        <table:table-row table:style-name="ro37" table:default-cell-style-name="ce102">
          <table:table-cell table:style-name="ce108" table:number-columns-spanned="4">
            <text:p text:style-name="P170"><text:span text:style-name="T543"/><text:span text:style-name="T544">&lt;if test="not note.print_label"&gt;</text:span><text:span text:style-name="T545"/><text:span text:style-name="T546"/></text:p>
          </table:table-cell>
          <table:covered-table-cell/>
          <table:covered-table-cell/>
          <table:covered-table-cell/>
        </table:table-row>
        <table:table-row table:style-name="ro38" table:default-cell-style-name="ce102">
          <table:table-cell table:style-name="ce109">
            <text:p text:style-name="P171"><text:span text:style-name="T547"/><text:span text:style-name="T548">&lt;note.type_id.name&gt;</text:span><text:span text:style-name="T549"/><text:span text:style-name="T550"/></text:p>
          </table:table-cell>
          <table:table-cell table:style-name="ce110">
            <text:p text:style-name="P172"><text:span text:style-name="T551"/><text:span text:style-name="T552">&lt;note.create_uid.name&gt;</text:span><text:span text:style-name="T553"> [</text:span><text:span text:style-name="T554">&lt;formatLang(note.date, date=True) if note.date else '/'&gt;</text:span><text:span text:style-name="T555"> - </text:span><text:span text:style-name="T556">&lt;formatLang(note.deadline, date=True) if note.deadline else '/'&gt;</text:span><text:span text:style-name="T557">]</text:span><text:span text:style-name="T558"/><text:span text:style-name="T559"/></text:p>
          </table:table-cell>
          <table:table-cell table:style-name="ce111">
            <text:p text:style-name="P173"><text:span text:style-name="T560"/><text:span text:style-name="T561">&lt;note.description or note.name&gt;</text:span><text:span text:style-name="T562"/><text:span text:style-name="T563"/></text:p>
          </table:table-cell>
          <table:table-cell table:style-name="ce112">
            <text:p text:style-name="P174"><text:span text:style-name="T564"/><text:span text:style-name="T565">&lt;get_note_reference(note)&gt;</text:span><text:span text:style-name="T566"/><text:span text:style-name="T567"/></text:p>
          </table:table-cell>
        </table:table-row>
        <table:table-row table:style-name="ro39" table:default-cell-style-name="ce102">
          <table:table-cell table:style-name="ce113" table:number-columns-spanned="4">
            <text:p text:style-name="P175"><text:span text:style-name="T568"/><text:span text:style-name="T569">&lt;/if&gt;</text:span><text:span text:style-name="T570"/><text:span text:style-name="T571"/></text:p>
          </table:table-cell>
          <table:covered-table-cell/>
          <table:covered-table-cell/>
          <table:covered-table-cell/>
        </table:table-row>
        <table:table-row table:style-name="ro40" table:default-cell-style-name="ce102">
          <table:table-cell table:style-name="ce114" table:number-columns-spanned="4">
            <text:p text:style-name="P176"><text:span text:style-name="T572"/><text:span text:style-name="T573">&lt;/for&gt;</text:span><text:span text:style-name="T574"/><text:span text:style-name="T575"/></text:p>
          </table:table-cell>
          <table:covered-table-cell/>
          <table:covered-table-cell/>
          <table:covered-table-cell/>
        </table:table-row>
      </table:table>
      <text:p text:style-name="P177"><text:span text:style-name="T576"/><text:span text:style-name="T577"/><text:span text:style-name="T578"/></text:p>
      <text:p text:style-name="P178"><text:span text:style-name="T591"/><text:span text:style-name="T592">&lt;/if&gt;</text:span><text:span text:style-name="T593"/></text:p>
      <text:p text:style-name="P182"><text:span/><text:span text:style-name="T594">&lt;if test="o.id != objects[-1].id"&gt;</text:span><text:span text:style-name="T595"/><text:span text:style-name="T596"/></text:p>
      <text:p text:style-name="P183"><text:span text:style-name="T597"/><text:span text:style-name="T598"/><text:span text:style-name="T599"/></text:p>
      <text:p text:style-name="P184"><text:span text:style-name="T616"/><text:span text:style-name="T617"/><text:span text:style-name="T618"/></text:p>
      <text:p text:style-name="P189"><text:span/><text:span text:style-name="T619">&lt;/if&gt;</text:span><text:span text:style-name="T620"/><text:span text:style-name="T621"/></text:p>
      <text:p text:style-name="P190"><text:span text:style-name="T622"/><text:span text:style-name="T623">&lt;/for&gt;</text:span><text:span text:style-name="T624"/><text:span text:style-name="T6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21">
      <style:paragraph-properties/>
      <style:text-properties fo:font-size="10pt"/>
    </style:style>
    <style:style style:display-name="DStyle_text" style:family="text" style:name="722">
      <style:paragraph-properties/>
    </style:style>
    <style:style style:class="default" style:display-name="Normal" style:family="paragraph" style:name="723">
      <style:paragraph-properties/>
      <style:text-properties/>
    </style:style>
    <style:style style:parent-style-name="723" style:display-name="Heading 3" style:family="paragraph" style:name="724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723" style:display-name="Heading 4" style:family="paragraph" style:name="725">
      <style:paragraph-properties fo:margin-top="4pt" fo:margin-bottom="2pt"/>
      <style:text-properties fo:color="#0f4761" fo:font-family="Arial" style:font-family-complex="Arial" fo:font-style="italic"/>
    </style:style>
    <style:style style:parent-style-name="723" style:display-name="Heading 5" style:family="paragraph" style:name="726">
      <style:paragraph-properties fo:margin-top="4pt" fo:margin-bottom="2pt"/>
      <style:text-properties fo:color="#0f4761" fo:font-family="Arial" style:font-family-complex="Arial"/>
    </style:style>
    <style:style style:parent-style-name="723" style:display-name="Heading 6" style:family="paragraph" style:name="727">
      <style:paragraph-properties fo:margin-top="2pt" fo:margin-bottom="0pt"/>
      <style:text-properties fo:color="#595959" fo:font-family="Arial" style:font-family-complex="Arial" fo:font-style="italic"/>
    </style:style>
    <style:style style:parent-style-name="723" style:display-name="Heading 7" style:family="paragraph" style:name="728">
      <style:paragraph-properties fo:margin-top="2pt" fo:margin-bottom="0pt"/>
      <style:text-properties fo:color="#595959" fo:font-family="Arial" style:font-family-complex="Arial"/>
    </style:style>
    <style:style style:parent-style-name="723" style:display-name="Heading 8" style:family="paragraph" style:name="729">
      <style:paragraph-properties fo:margin-bottom="0pt"/>
      <style:text-properties fo:color="#272727" fo:font-family="Arial" style:font-family-complex="Arial" fo:font-style="italic"/>
    </style:style>
    <style:style style:parent-style-name="723" style:display-name="Heading 9" style:family="paragraph" style:name="730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731">
      <style:paragraph-properties/>
    </style:style>
    <style:style style:parent-style-name="731" style:display-name="Heading 1 Char" style:family="text" style:name="732">
      <style:paragraph-properties/>
      <style:text-properties fo:color="#0f4761" fo:font-family="Arial" style:font-family-complex="Arial" fo:font-size="20pt" style:font-size-complex="20pt"/>
    </style:style>
    <style:style style:parent-style-name="731" style:display-name="Heading 2 Char" style:family="text" style:name="733">
      <style:paragraph-properties/>
      <style:text-properties fo:color="#0f4761" fo:font-family="Arial" style:font-family-complex="Arial" fo:font-size="16pt" style:font-size-complex="16pt"/>
    </style:style>
    <style:style style:parent-style-name="731" style:display-name="Heading 3 Char" style:family="text" style:name="734">
      <style:paragraph-properties/>
      <style:text-properties fo:color="#0f4761" fo:font-family="Arial" style:font-family-complex="Arial" fo:font-size="14pt" style:font-size-complex="14pt"/>
    </style:style>
    <style:style style:parent-style-name="731" style:display-name="Heading 4 Char" style:family="text" style:name="735">
      <style:paragraph-properties/>
      <style:text-properties fo:color="#0f4761" fo:font-family="Arial" style:font-family-complex="Arial" fo:font-style="italic"/>
    </style:style>
    <style:style style:parent-style-name="731" style:display-name="Heading 5 Char" style:family="text" style:name="736">
      <style:paragraph-properties/>
      <style:text-properties fo:color="#0f4761" fo:font-family="Arial" style:font-family-complex="Arial"/>
    </style:style>
    <style:style style:parent-style-name="731" style:display-name="Heading 6 Char" style:family="text" style:name="737">
      <style:paragraph-properties/>
      <style:text-properties fo:color="#595959" fo:font-family="Arial" style:font-family-complex="Arial" fo:font-style="italic"/>
    </style:style>
    <style:style style:parent-style-name="731" style:display-name="Heading 7 Char" style:family="text" style:name="738">
      <style:paragraph-properties/>
      <style:text-properties fo:color="#595959" fo:font-family="Arial" style:font-family-complex="Arial"/>
    </style:style>
    <style:style style:parent-style-name="731" style:display-name="Heading 8 Char" style:family="text" style:name="739">
      <style:paragraph-properties/>
      <style:text-properties fo:color="#272727" fo:font-family="Arial" style:font-family-complex="Arial" fo:font-style="italic"/>
    </style:style>
    <style:style style:parent-style-name="731" style:display-name="Heading 9 Char" style:family="text" style:name="740">
      <style:paragraph-properties/>
      <style:text-properties fo:color="#272727" fo:font-family="Arial" style:font-family-complex="Arial" fo:font-style="italic"/>
    </style:style>
    <style:style style:parent-style-name="723" style:display-name="Title" style:family="paragraph" style:name="741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731" style:display-name="Title Char" style:family="text" style:name="742">
      <style:paragraph-properties/>
      <style:text-properties fo:font-family="Arial" style:font-family-complex="Arial" fo:font-size="28pt" style:font-size-complex="28pt" fo:letter-spacing="-0.5pt"/>
    </style:style>
    <style:style style:parent-style-name="723" style:display-name="Subtitle" style:family="paragraph" style:name="743">
      <style:paragraph-properties/>
      <style:text-properties fo:color="#595959" fo:font-size="14pt" style:font-size-complex="14pt" fo:letter-spacing="0.75pt"/>
    </style:style>
    <style:style style:parent-style-name="731" style:display-name="Subtitle Char" style:family="text" style:name="744">
      <style:paragraph-properties/>
      <style:text-properties fo:color="#595959" fo:font-size="14pt" style:font-size-complex="14pt" fo:letter-spacing="0.75pt"/>
    </style:style>
    <style:style style:parent-style-name="723" style:display-name="Quote" style:family="paragraph" style:name="745">
      <style:paragraph-properties fo:text-align="center" fo:margin-top="8pt"/>
      <style:text-properties fo:color="#404040" fo:font-style="italic"/>
    </style:style>
    <style:style style:parent-style-name="731" style:display-name="Quote Char" style:family="text" style:name="746">
      <style:paragraph-properties/>
      <style:text-properties fo:color="#404040" fo:font-style="italic"/>
    </style:style>
    <style:style style:parent-style-name="723" style:display-name="List Paragraph" style:family="paragraph" style:name="747">
      <style:paragraph-properties fo:margin-left="1.27cm" fo:margin-right="0cm" fo:text-indent="0cm"/>
    </style:style>
    <style:style style:parent-style-name="731" style:display-name="Intense Emphasis" style:family="text" style:name="748">
      <style:paragraph-properties/>
      <style:text-properties fo:color="#0f4761" fo:font-style="italic"/>
    </style:style>
    <style:style style:parent-style-name="723" style:display-name="Intense Quote" style:family="paragraph" style:name="749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731" style:display-name="Intense Quote Char" style:family="text" style:name="750">
      <style:paragraph-properties/>
      <style:text-properties fo:color="#0f4761" fo:font-style="italic"/>
    </style:style>
    <style:style style:parent-style-name="731" style:display-name="Intense Reference" style:family="text" style:name="751">
      <style:paragraph-properties/>
      <style:text-properties fo:font-variant="small-caps" fo:color="#0f4761" fo:letter-spacing="0.25pt" fo:font-weight="bold"/>
    </style:style>
    <style:style style:parent-style-name="723" style:display-name="No Spacing" style:family="paragraph" style:name="752">
      <style:paragraph-properties fo:line-height="100%" fo:margin-bottom="0pt"/>
    </style:style>
    <style:style style:parent-style-name="731" style:display-name="Subtle Emphasis" style:family="text" style:name="753">
      <style:paragraph-properties/>
      <style:text-properties fo:color="#404040" fo:font-style="italic"/>
    </style:style>
    <style:style style:parent-style-name="731" style:display-name="Emphasis" style:family="text" style:name="754">
      <style:paragraph-properties/>
      <style:text-properties fo:font-style="italic"/>
    </style:style>
    <style:style style:parent-style-name="731" style:display-name="Strong" style:family="text" style:name="755">
      <style:paragraph-properties/>
      <style:text-properties fo:font-weight="bold"/>
    </style:style>
    <style:style style:parent-style-name="731" style:display-name="Subtle Reference" style:family="text" style:name="756">
      <style:paragraph-properties/>
      <style:text-properties fo:font-variant="small-caps" fo:color="#5a5a5a"/>
    </style:style>
    <style:style style:parent-style-name="731" style:display-name="Book Title" style:family="text" style:name="757">
      <style:paragraph-properties/>
      <style:text-properties fo:letter-spacing="0.25pt" fo:font-style="italic" fo:font-weight="bold"/>
    </style:style>
    <style:style style:parent-style-name="731" style:display-name="Header Char" style:family="text" style:name="758">
      <style:paragraph-properties/>
    </style:style>
    <style:style style:parent-style-name="731" style:display-name="Footer Char" style:family="text" style:name="759">
      <style:paragraph-properties/>
    </style:style>
    <style:style style:parent-style-name="723" style:display-name="footnote text" style:family="paragraph" style:name="760">
      <style:paragraph-properties fo:line-height="100%" fo:margin-bottom="0pt"/>
      <style:text-properties fo:font-size="10pt" style:font-size-complex="10pt"/>
    </style:style>
    <style:style style:parent-style-name="731" style:display-name="Footnote Text Char" style:family="text" style:name="761">
      <style:paragraph-properties/>
      <style:text-properties fo:font-size="10pt" style:font-size-complex="10pt"/>
    </style:style>
    <style:style style:parent-style-name="731" style:display-name="footnote reference" style:family="text" style:name="762">
      <style:paragraph-properties/>
      <style:text-properties style:text-position="super 58%"/>
    </style:style>
    <style:style style:parent-style-name="723" style:display-name="endnote text" style:family="paragraph" style:name="763">
      <style:paragraph-properties fo:line-height="100%" fo:margin-bottom="0pt"/>
      <style:text-properties fo:font-size="10pt" style:font-size-complex="10pt"/>
    </style:style>
    <style:style style:parent-style-name="731" style:display-name="Endnote Text Char" style:family="text" style:name="764">
      <style:paragraph-properties/>
      <style:text-properties fo:font-size="10pt" style:font-size-complex="10pt"/>
    </style:style>
    <style:style style:parent-style-name="731" style:display-name="endnote reference" style:family="text" style:name="765">
      <style:paragraph-properties/>
      <style:text-properties style:text-position="super 58%"/>
    </style:style>
    <style:style style:parent-style-name="731" style:display-name="Hyperlink" style:family="text" style:name="76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23" style:display-name="Internet link" style:family="text" style:name="76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31" style:display-name="FollowedHyperlink" style:family="text" style:name="76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23" style:display-name="toc 1" style:family="paragraph" style:name="769">
      <style:paragraph-properties fo:margin-bottom="5pt"/>
    </style:style>
    <style:style style:parent-style-name="723" style:display-name="toc 2" style:family="paragraph" style:name="770">
      <style:paragraph-properties fo:margin-left="0.3881cm" fo:margin-right="0cm" fo:text-indent="0cm" fo:margin-bottom="5pt"/>
    </style:style>
    <style:style style:parent-style-name="723" style:display-name="toc 3" style:family="paragraph" style:name="771">
      <style:paragraph-properties fo:margin-left="0.7762cm" fo:margin-right="0cm" fo:text-indent="0cm" fo:margin-bottom="5pt"/>
    </style:style>
    <style:style style:parent-style-name="723" style:display-name="toc 4" style:family="paragraph" style:name="772">
      <style:paragraph-properties fo:margin-left="1.164cm" fo:margin-right="0cm" fo:text-indent="0cm" fo:margin-bottom="5pt"/>
    </style:style>
    <style:style style:parent-style-name="723" style:display-name="toc 5" style:family="paragraph" style:name="773">
      <style:paragraph-properties fo:margin-left="1.552cm" fo:margin-right="0cm" fo:text-indent="0cm" fo:margin-bottom="5pt"/>
    </style:style>
    <style:style style:parent-style-name="723" style:display-name="toc 6" style:family="paragraph" style:name="774">
      <style:paragraph-properties fo:margin-left="1.94cm" fo:margin-right="0cm" fo:text-indent="0cm" fo:margin-bottom="5pt"/>
    </style:style>
    <style:style style:parent-style-name="723" style:display-name="toc 7" style:family="paragraph" style:name="775">
      <style:paragraph-properties fo:margin-left="2.328cm" fo:margin-right="0cm" fo:text-indent="0cm" fo:margin-bottom="5pt"/>
    </style:style>
    <style:style style:parent-style-name="723" style:display-name="toc 8" style:family="paragraph" style:name="776">
      <style:paragraph-properties fo:margin-left="2.717cm" fo:margin-right="0cm" fo:text-indent="0cm" fo:margin-bottom="5pt"/>
    </style:style>
    <style:style style:parent-style-name="723" style:display-name="toc 9" style:family="paragraph" style:name="777">
      <style:paragraph-properties fo:margin-left="3.105cm" fo:margin-right="0cm" fo:text-indent="0cm" fo:margin-bottom="5pt"/>
    </style:style>
    <style:style style:parent-style-name="731" style:display-name="Placeholder Text" style:family="text" style:name="778">
      <style:paragraph-properties/>
      <style:text-properties fo:color="#666666"/>
    </style:style>
    <style:style style:parent-style-name="723" style:display-name="TOC Heading" style:family="paragraph" style:name="779">
      <style:paragraph-properties/>
    </style:style>
    <style:style style:parent-style-name="723" style:display-name="table of figures" style:family="paragraph" style:name="780">
      <style:paragraph-properties fo:margin-bottom="0pt"/>
    </style:style>
    <style:style style:parent-style-name="723" style:display-name="DStyle_paragraph" style:family="paragraph" style:name="781">
      <style:paragraph-properties/>
      <style:text-properties fo:color="#000000" fo:font-family="Times New Roman" style:font-family-complex="Times New Roman" fo:font-size="12pt" style:font-size-complex="12pt" fo:language="en" style:language-complex="hi" fo:country="US" style:country-complex="IN"/>
    </style:style>
    <style:style style:parent-style-name="781" style:display-name="Standard" style:family="paragraph" style:name="782">
      <style:paragraph-properties/>
      <style:text-properties fo:font-family="Arial" style:font-family-complex="Arial" fo:font-size="10pt"/>
    </style:style>
    <style:style style:parent-style-name="782" style:display-name="Heading" style:family="paragraph" style:name="783">
      <style:paragraph-properties fo:margin-top="12pt" fo:margin-bottom="6pt"/>
      <style:text-properties fo:font-family="Arial" style:font-family-complex="Arial" fo:font-size="14pt" style:font-size-complex="14pt"/>
    </style:style>
    <style:style style:parent-style-name="782" style:display-name="Text body" style:family="paragraph" style:name="784">
      <style:paragraph-properties fo:margin-top="0pt" fo:margin-bottom="6pt"/>
      <style:text-properties/>
    </style:style>
    <style:style style:parent-style-name="784" style:display-name="List" style:family="paragraph" style:name="785">
      <style:paragraph-properties/>
    </style:style>
    <style:style style:parent-style-name="782" style:display-name="Caption" style:family="paragraph" style:name="786">
      <style:paragraph-properties fo:margin-top="6pt" fo:margin-bottom="6pt"/>
      <style:text-properties fo:font-size="12pt" style:font-size-complex="12pt" fo:font-style="italic"/>
    </style:style>
    <style:style style:parent-style-name="782" style:display-name="Index" style:family="paragraph" style:name="787">
      <style:paragraph-properties/>
    </style:style>
    <style:style style:parent-style-name="783" style:display-name="Heading 1" style:family="paragraph" style:name="788">
      <style:paragraph-properties/>
      <style:text-properties fo:font-size="16pt" style:font-size-complex="16pt" fo:font-weight="bold"/>
    </style:style>
    <style:style style:parent-style-name="783" style:display-name="Heading 2" style:family="paragraph" style:name="789">
      <style:paragraph-properties/>
      <style:text-properties fo:font-size="12pt" fo:font-style="italic" fo:font-weight="bold"/>
    </style:style>
    <style:style style:parent-style-name="782" style:display-name="Table Contents" style:family="paragraph" style:name="790">
      <style:paragraph-properties/>
      <style:text-properties/>
    </style:style>
    <style:style style:parent-style-name="784" style:display-name="Frame contents" style:family="paragraph" style:name="791">
      <style:paragraph-properties/>
    </style:style>
    <style:style style:parent-style-name="782" style:display-name="Header" style:family="paragraph" style:name="792">
      <style:paragraph-properties>
        <style:tab-stops>
          <style:tab-stop style:position="8.499cm" style:type="center"/>
          <style:tab-stop style:position="17cm" style:type="right"/>
        </style:tab-stops>
      </style:paragraph-properties>
      <style:text-properties fo:font-family="Arial" style:font-family-complex="Arial"/>
    </style:style>
    <style:style style:parent-style-name="782" style:display-name="Footnote" style:family="paragraph" style:name="793">
      <style:paragraph-properties fo:margin-left="0.4992cm" fo:margin-right="0cm" fo:text-indent="-0.4992cm" fo:margin-top="0pt" fo:margin-bottom="0pt"/>
      <style:text-properties fo:font-family="Arial" style:font-family-complex="Arial" fo:font-size="10pt" style:font-size-complex="10pt"/>
    </style:style>
    <style:style style:parent-style-name="783" style:display-name="Contents Heading" style:family="paragraph" style:name="794">
      <style:paragraph-properties fo:margin-left="0cm" fo:margin-right="0cm" fo:text-indent="0cm" fo:margin-top="0pt" fo:margin-bottom="0pt"/>
      <style:text-properties fo:font-size="12pt" style:font-size-complex="16pt" fo:font-weight="bold"/>
    </style:style>
    <style:style style:parent-style-name="787" style:display-name="Contents 2" style:family="paragraph" style:name="795">
      <style:paragraph-properties fo:margin-left="0.4992cm" fo:margin-right="0cm" fo:text-indent="0cm" fo:margin-top="0pt" fo:margin-bottom="0pt">
        <style:tab-stops>
          <style:tab-stop style:position="17.5cm" style:type="right" style:leader-type="dotted" style:leader-style="dotted"/>
        </style:tab-stops>
      </style:paragraph-properties>
      <style:text-properties fo:font-family="Arial" style:font-family-complex="Arial" fo:font-size="10pt"/>
    </style:style>
    <style:style style:parent-style-name="783" style:display-name="Heading 10" style:family="paragraph" style:name="796">
      <style:paragraph-properties/>
      <style:text-properties fo:font-size="10.5pt" style:font-size-complex="10.5pt" fo:font-weight="bold"/>
    </style:style>
    <style:style style:parent-style-name="790" style:display-name="Table Heading" style:family="paragraph" style:name="797">
      <style:paragraph-properties fo:text-align="center"/>
      <style:text-properties fo:font-weight="bold"/>
    </style:style>
    <style:style style:parent-style-name="782" style:display-name="Footer" style:family="paragraph" style:name="798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23" style:display-name="Bullet Symbols" style:family="text" style:name="799">
      <style:paragraph-properties/>
      <style:text-properties fo:font-family="OpenSymbol" style:font-family-complex="OpenSymbol"/>
    </style:style>
    <style:style style:parent-style-name="723" style:display-name="Footnote anchor" style:family="text" style:name="800">
      <style:paragraph-properties/>
      <style:text-properties style:text-position="super 58%"/>
    </style:style>
    <style:style style:parent-style-name="723" style:display-name="Footnote Symbol" style:family="text" style:name="801">
      <style:paragraph-properties/>
    </style:style>
    <style:style style:parent-style-name="723" style:display-name="Internet link" style:family="text" style:name="802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723" style:display-name="Placeholder" style:family="text" style:name="803">
      <style:paragraph-properties/>
      <style:text-properties fo:font-variant="small-caps" fo:color="#008080" style:text-underline-type="single" style:text-underline-style="solid" style:text-underline-width="auto" style:text-underline-color="font-color"/>
    </style:style>
    <style:style style:parent-style-name="723" style:display-name="T1" style:family="text" style:name="804">
      <style:paragraph-properties/>
    </style:style>
    <style:style style:parent-style-name="723" style:display-name="T2" style:family="text" style:name="805">
      <style:paragraph-properties/>
    </style:style>
    <style:style style:parent-style-name="723" style:display-name="T3" style:family="text" style:name="806">
      <style:paragraph-properties/>
    </style:style>
    <style:style style:parent-style-name="723" style:display-name="T4" style:family="text" style:name="807">
      <style:paragraph-properties/>
    </style:style>
    <style:style style:parent-style-name="723" style:display-name="T5" style:family="text" style:name="808">
      <style:paragraph-properties/>
    </style:style>
    <style:style style:parent-style-name="723" style:display-name="T6" style:family="text" style:name="809">
      <style:paragraph-properties/>
    </style:style>
    <style:style style:parent-style-name="723" style:display-name="T7" style:family="text" style:name="810">
      <style:paragraph-properties/>
    </style:style>
    <style:style style:parent-style-name="723" style:display-name="T8" style:family="text" style:name="811">
      <style:paragraph-properties/>
    </style:style>
    <style:style style:parent-style-name="723" style:display-name="T9" style:family="text" style:name="812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9.7cm" fo:page-height="21cm" style:print-orientation="landscape" fo:margin-top="0.7973cm" fo:margin-bottom="0.845cm" fo:margin-left="1.032cm" fo:margin-right="1.258cm"/>
      <style:footer-style>
        <style:header-footer-properties fo:min-height="0.845cm"/>
      </style:footer-style>
    </style:page-layout>
    <style:page-layout style:name="Mpm2">
      <style:page-layout-properties fo:page-width="29.7cm" fo:page-height="21cm" style:print-orientation="landscape" fo:margin-top="0.7973cm" fo:margin-bottom="0.845cm" fo:margin-left="1.032cm" fo:margin-right="1.258cm"/>
      <style:footer-style>
        <style:header-footer-properties fo:min-height="0.845cm"/>
      </style:footer-style>
    </style:page-layout>
    <style:page-layout style:name="Mpm3">
      <style:page-layout-properties fo:page-width="29.7cm" fo:page-height="21cm" style:print-orientation="landscape" fo:margin-top="0.7973cm" fo:margin-bottom="0.845cm" fo:margin-left="1.032cm" fo:margin-right="1.258cm"/>
      <style:footer-style>
        <style:header-footer-properties fo:min-height="0.845cm"/>
      </style:footer-style>
    </style:page-layout>
    <style:page-layout style:name="Mpm4">
      <style:page-layout-properties fo:page-width="29.7cm" fo:page-height="21cm" style:print-orientation="landscape" fo:margin-top="0.7973cm" fo:margin-bottom="0.845cm" fo:margin-left="1.032cm" fo:margin-right="1.258cm"/>
      <style:footer-style>
        <style:header-footer-properties fo:min-height="0.845cm"/>
      </style:footer-style>
    </style:page-layout>
    <style:page-layout style:name="Mpm5">
      <style:page-layout-properties fo:page-width="29.7cm" fo:page-height="21cm" style:print-orientation="landscape" fo:margin-top="0.4992cm" fo:margin-bottom="1.251cm" fo:margin-left="0.4992cm" fo:margin-right="0.4992cm"/>
      <style:footer-style>
        <style:header-footer-properties fo:min-height="1.251cm"/>
      </style:footer-style>
    </style:page-layout>
    <style:page-layout style:name="Mpm6">
      <style:page-layout-properties fo:page-width="29.7cm" fo:page-height="21cm" style:print-orientation="landscape" fo:margin-top="0.7973cm" fo:margin-bottom="0.845cm" fo:margin-left="1.032cm" fo:margin-right="1.258cm"/>
      <style:footer-style>
        <style:header-footer-properties fo:min-height="0.845cm"/>
      </style:footer-style>
    </style:page-layout>
    <style:style style:parent-style-name="798" style:family="paragraph" style:name="P47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57">
      <style:text-properties fo:font-family="Verdana" style:font-family-complex="Verdana" fo:font-size="8pt" style:font-size-complex="8pt" fo:font-weight="bold"/>
    </style:style>
    <style:style style:family="text" style:name="T58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59">
      <style:text-properties fo:font-family="Verdana" style:font-family-complex="Verdana" fo:font-size="8pt" style:font-size-complex="8pt" fo:font-weight="bold"/>
    </style:style>
    <style:style style:family="text" style:name="T60">
      <style:text-properties fo:font-family="Verdana" style:font-family-complex="Verdana" fo:font-size="8pt" style:font-size-complex="8pt" fo:font-weight="bold"/>
    </style:style>
    <style:style style:parent-style-name="798" style:family="paragraph" style:name="P49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61">
      <style:text-properties fo:font-family="Verdana" style:font-family-complex="Verdana" fo:font-size="8pt" style:font-size-complex="8pt" fo:font-weight="bold"/>
    </style:style>
    <style:style style:family="text" style:name="T62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63">
      <style:text-properties fo:font-family="Verdana" style:font-family-complex="Verdana" fo:font-size="8pt" style:font-size-complex="8pt" fo:font-weight="bold"/>
    </style:style>
    <style:style style:family="text" style:name="T64">
      <style:text-properties fo:font-family="Verdana" style:font-family-complex="Verdana" fo:font-size="8pt" style:font-size-complex="8pt" fo:font-weight="bold"/>
    </style:style>
    <style:style style:parent-style-name="798" style:family="paragraph" style:name="P118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328">
      <style:text-properties fo:font-family="Verdana" style:font-family-complex="Verdana" fo:font-size="8pt" style:font-size-complex="8pt" fo:font-weight="bold"/>
    </style:style>
    <style:style style:family="text" style:name="T329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330">
      <style:text-properties fo:font-family="Verdana" style:font-family-complex="Verdana" fo:font-size="8pt" style:font-size-complex="8pt" fo:font-weight="bold"/>
    </style:style>
    <style:style style:family="text" style:name="T331">
      <style:text-properties fo:font-family="Verdana" style:font-family-complex="Verdana" fo:font-size="8pt" style:font-size-complex="8pt" fo:font-weight="bold"/>
    </style:style>
    <style:style style:parent-style-name="798" style:family="paragraph" style:name="P119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332">
      <style:text-properties fo:font-family="Verdana" style:font-family-complex="Verdana" fo:font-size="8pt" style:font-size-complex="8pt" fo:font-weight="bold"/>
    </style:style>
    <style:style style:family="text" style:name="T333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334">
      <style:text-properties fo:font-family="Verdana" style:font-family-complex="Verdana" fo:font-size="8pt" style:font-size-complex="8pt" fo:font-weight="bold"/>
    </style:style>
    <style:style style:family="text" style:name="T335">
      <style:text-properties fo:font-family="Verdana" style:font-family-complex="Verdana" fo:font-size="8pt" style:font-size-complex="8pt" fo:font-weight="bold"/>
    </style:style>
    <style:style style:parent-style-name="798" style:family="paragraph" style:name="P159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501">
      <style:text-properties fo:font-family="Verdana" style:font-family-complex="Verdana" fo:font-size="8pt" style:font-size-complex="8pt" fo:font-weight="bold"/>
    </style:style>
    <style:style style:family="text" style:name="T502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503">
      <style:text-properties fo:font-family="Verdana" style:font-family-complex="Verdana" fo:font-size="8pt" style:font-size-complex="8pt" fo:font-weight="bold"/>
    </style:style>
    <style:style style:family="text" style:name="T504">
      <style:text-properties fo:font-family="Verdana" style:font-family-complex="Verdana" fo:font-size="8pt" style:font-size-complex="8pt" fo:font-weight="bold"/>
    </style:style>
    <style:style style:parent-style-name="798" style:family="paragraph" style:name="P160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505">
      <style:text-properties fo:font-family="Verdana" style:font-family-complex="Verdana" fo:font-size="8pt" style:font-size-complex="8pt" fo:font-weight="bold"/>
    </style:style>
    <style:style style:family="text" style:name="T506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507">
      <style:text-properties fo:font-family="Verdana" style:font-family-complex="Verdana" fo:font-size="8pt" style:font-size-complex="8pt" fo:font-weight="bold"/>
    </style:style>
    <style:style style:family="text" style:name="T508">
      <style:text-properties fo:font-family="Verdana" style:font-family-complex="Verdana" fo:font-size="8pt" style:font-size-complex="8pt" fo:font-weight="bold"/>
    </style:style>
    <style:style style:parent-style-name="798" style:family="paragraph" style:name="P161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509">
      <style:text-properties fo:font-family="Verdana" style:font-family-complex="Verdana" fo:font-size="8pt" style:font-size-complex="8pt" fo:font-weight="bold"/>
    </style:style>
    <style:style style:family="text" style:name="T510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511">
      <style:text-properties fo:font-family="Verdana" style:font-family-complex="Verdana" fo:font-size="8pt" style:font-size-complex="8pt" fo:font-weight="bold"/>
    </style:style>
    <style:style style:family="text" style:name="T512">
      <style:text-properties fo:font-family="Verdana" style:font-family-complex="Verdana" fo:font-size="8pt" style:font-size-complex="8pt" fo:font-weight="bold"/>
    </style:style>
    <style:style style:parent-style-name="798" style:family="paragraph" style:name="P179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579">
      <style:text-properties fo:font-family="Verdana" style:font-family-complex="Verdana" fo:font-size="8pt" style:font-size-complex="8pt" fo:font-weight="bold"/>
    </style:style>
    <style:style style:family="text" style:name="T580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581">
      <style:text-properties fo:font-family="Verdana" style:font-family-complex="Verdana" fo:font-size="8pt" style:font-size-complex="8pt" fo:font-weight="bold"/>
    </style:style>
    <style:style style:family="text" style:name="T582">
      <style:text-properties fo:font-family="Verdana" style:font-family-complex="Verdana" fo:font-size="8pt" style:font-size-complex="8pt" fo:font-weight="bold"/>
    </style:style>
    <style:style style:parent-style-name="798" style:family="paragraph" style:name="P180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583">
      <style:text-properties fo:font-family="Verdana" style:font-family-complex="Verdana" fo:font-size="8pt" style:font-size-complex="8pt" fo:font-weight="bold"/>
    </style:style>
    <style:style style:family="text" style:name="T584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585">
      <style:text-properties fo:font-family="Verdana" style:font-family-complex="Verdana" fo:font-size="8pt" style:font-size-complex="8pt" fo:font-weight="bold"/>
    </style:style>
    <style:style style:family="text" style:name="T586">
      <style:text-properties fo:font-family="Verdana" style:font-family-complex="Verdana" fo:font-size="8pt" style:font-size-complex="8pt" fo:font-weight="bold"/>
    </style:style>
    <style:style style:parent-style-name="798" style:family="paragraph" style:name="P181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587">
      <style:text-properties fo:font-family="Verdana" style:font-family-complex="Verdana" fo:font-size="8pt" style:font-size-complex="8pt" fo:font-weight="bold"/>
    </style:style>
    <style:style style:family="text" style:name="T588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589">
      <style:text-properties fo:font-family="Verdana" style:font-family-complex="Verdana" fo:font-size="8pt" style:font-size-complex="8pt" fo:font-weight="bold"/>
    </style:style>
    <style:style style:family="text" style:name="T590">
      <style:text-properties fo:font-family="Verdana" style:font-family-complex="Verdana" fo:font-size="8pt" style:font-size-complex="8pt" fo:font-weight="bold"/>
    </style:style>
    <style:style style:parent-style-name="798" style:family="paragraph" style:name="P185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600">
      <style:text-properties fo:font-family="Verdana" style:font-family-complex="Verdana" fo:font-size="8pt" style:font-size-complex="8pt" fo:font-weight="bold"/>
    </style:style>
    <style:style style:family="text" style:name="T601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602">
      <style:text-properties fo:font-family="Verdana" style:font-family-complex="Verdana" fo:font-size="8pt" style:font-size-complex="8pt" fo:font-weight="bold"/>
    </style:style>
    <style:style style:family="text" style:name="T603">
      <style:text-properties fo:font-family="Verdana" style:font-family-complex="Verdana" fo:font-size="8pt" style:font-size-complex="8pt" fo:font-weight="bold"/>
    </style:style>
    <style:style style:parent-style-name="798" style:family="paragraph" style:name="P186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604">
      <style:text-properties fo:font-family="Verdana" style:font-family-complex="Verdana" fo:font-size="8pt" style:font-size-complex="8pt" fo:font-weight="bold"/>
    </style:style>
    <style:style style:family="text" style:name="T605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606">
      <style:text-properties fo:font-family="Verdana" style:font-family-complex="Verdana" fo:font-size="8pt" style:font-size-complex="8pt" fo:font-weight="bold"/>
    </style:style>
    <style:style style:family="text" style:name="T607">
      <style:text-properties fo:font-family="Verdana" style:font-family-complex="Verdana" fo:font-size="8pt" style:font-size-complex="8pt" fo:font-weight="bold"/>
    </style:style>
    <style:style style:parent-style-name="798" style:family="paragraph" style:name="P187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608">
      <style:text-properties fo:font-family="Verdana" style:font-family-complex="Verdana" fo:font-size="8pt" style:font-size-complex="8pt" fo:font-weight="bold"/>
    </style:style>
    <style:style style:family="text" style:name="T609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610">
      <style:text-properties fo:font-family="Verdana" style:font-family-complex="Verdana" fo:font-size="8pt" style:font-size-complex="8pt" fo:font-weight="bold"/>
    </style:style>
    <style:style style:family="text" style:name="T611">
      <style:text-properties fo:font-family="Verdana" style:font-family-complex="Verdana" fo:font-size="8pt" style:font-size-complex="8pt" fo:font-weight="bold"/>
    </style:style>
    <style:style style:parent-style-name="798" style:family="paragraph" style:name="P188"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  <style:text-properties fo:font-family="Verdana" style:font-family-complex="Verdana" fo:font-size="8pt" style:font-size-complex="8pt" fo:font-weight="bold"/>
    </style:style>
    <style:style style:family="text" style:name="T612">
      <style:text-properties fo:font-family="Verdana" style:font-family-complex="Verdana" fo:font-size="8pt" style:font-size-complex="8pt" fo:font-weight="bold"/>
    </style:style>
    <style:style style:family="text" style:name="T613">
      <style:text-properties fo:font-family="Verdana" style:font-family-complex="Verdana" fo:font-size="8pt" style:font-size-complex="8pt" style:text-underline-type="none" style:text-underline-width="auto" fo:font-weight="bold"/>
    </style:style>
    <style:style style:family="text" style:name="T614">
      <style:text-properties fo:font-family="Verdana" style:font-family-complex="Verdana" fo:font-size="8pt" style:font-size-complex="8pt" fo:font-weight="bold"/>
    </style:style>
    <style:style style:family="text" style:name="T615">
      <style:text-properties fo:font-family="Verdana" style:font-family-complex="Verdana" fo:font-size="8pt" style:font-size-complex="8pt" fo:font-weight="bold"/>
    </style:style>
  </office:automatic-styles>
  <office:master-styles>
    <style:master-page style:name="Standard" style:page-layout-name="Mpm1">
      <style:footer>
        <text:p text:style-name="P47"><text:span text:style-name="T57">Stampato: </text:span><text:span text:style-name="T58">&lt;formatLang(get_date(), date_time=True)&gt;</text:span><text:span text:style-name="T59"/><text:span text:style-name="T60"/></text:p>
      </style:footer>
    </style:master-page>
    <style:master-page style:name="MasterPage2" style:page-layout-name="Mpm2">
      <style:footer>
        <text:p text:style-name="P49"><text:span text:style-name="T61">Stampato: </text:span><text:span text:style-name="T62">&lt;formatLang(get_date(), date_time=True)&gt;</text:span><text:span text:style-name="T63"/><text:span text:style-name="T64"/></text:p>
      </style:footer>
    </style:master-page>
    <style:master-page style:name="MasterPage3" style:page-layout-name="Mpm3">
      <style:footer>
        <text:p text:style-name="P119"><text:span text:style-name="T332">Stampato: </text:span><text:span text:style-name="T333">&lt;formatLang(get_date(), date_time=True)&gt;</text:span><text:span text:style-name="T334"/><text:span text:style-name="T335"/></text:p>
      </style:footer>
    </style:master-page>
    <style:master-page style:name="MasterPage4" style:page-layout-name="Mpm4">
      <style:footer>
        <text:p text:style-name="P161"><text:span text:style-name="T509">Stampato: </text:span><text:span text:style-name="T510">&lt;formatLang(get_date(), date_time=True)&gt;</text:span><text:span text:style-name="T511"/><text:span text:style-name="T512"/></text:p>
      </style:footer>
    </style:master-page>
    <style:master-page style:name="MasterPage5" style:page-layout-name="Mpm5">
      <style:footer>
        <text:p text:style-name="P181"><text:span text:style-name="T587">Stampato: </text:span><text:span text:style-name="T588">&lt;formatLang(get_date(), date_time=True)&gt;</text:span><text:span text:style-name="T589"/><text:span text:style-name="T590"/></text:p>
      </style:footer>
    </style:master-page>
    <style:master-page style:name="MasterPage6" style:page-layout-name="Mpm6">
      <style:footer>
        <text:p text:style-name="P188"><text:span text:style-name="T612">Stampato: </text:span><text:span text:style-name="T613">&lt;formatLang(get_date(), date_time=True)&gt;</text:span><text:span text:style-name="T614"/><text:span text:style-name="T61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dc:creator>thebrush </dc:creator>
    <meta:creation-date>2010-06-01T10:19:36Z</meta:creation-date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